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272in"/>
    </style:style>
    <style:style style:name="co6" style:family="table-column">
      <style:table-column-properties fo:break-before="auto" style:column-width="0.9571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1.4201in"/>
    </style:style>
    <style:style style:name="co9" style:family="table-column">
      <style:table-column-properties fo:break-before="auto" style:column-width="1.5819in"/>
    </style:style>
    <style:style style:name="co10" style:family="table-column">
      <style:table-column-properties fo:break-before="auto" style:column-width="1.3681in"/>
    </style:style>
    <style:style style:name="co11" style:family="table-column">
      <style:table-column-properties fo:break-before="auto" style:column-width="1.2244in"/>
    </style:style>
    <style:style style:name="co12" style:family="table-column">
      <style:table-column-properties fo:break-before="auto" style:column-width="1.4299in"/>
    </style:style>
    <style:style style:name="co13" style:family="table-column">
      <style:table-column-properties fo:break-before="auto" style:column-width="0.878in"/>
    </style:style>
    <style:style style:name="co14" style:family="table-column">
      <style:table-column-properties fo:break-before="auto" style:column-width="0.9161in"/>
    </style:style>
    <style:style style:name="co15" style:family="table-column">
      <style:table-column-properties fo:break-before="auto" style:column-width="0.8972in"/>
    </style:style>
    <style:style style:name="co16" style:family="table-column">
      <style:table-column-properties fo:break-before="auto" style:column-width="1.348in"/>
    </style:style>
    <style:style style:name="co17" style:family="table-column">
      <style:table-column-properties fo:break-before="auto" style:column-width="1.3583in"/>
    </style:style>
    <style:style style:name="co19" style:family="table-column">
      <style:table-column-properties fo:break-before="auto" style:column-width="1.9425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1.0307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82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20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1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48:RESULTS.A59 RESULTS.B48:RESULTS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48:RESULTS.A59 RESULTS.C48:RESULTS.C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ce24"/>
        <table:table-column table:style-name="co14" table:default-cell-style-name="Default"/>
        <table:table-column table:style-name="co7" table:default-cell-style-name="Default"/>
        <table:table-column table:style-name="co13" table:default-cell-style-name="ce24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number-columns-repeated="39" table:default-cell-style-name="Default"/>
        <table:table-row table:style-name="ro2">
          <table:table-cell table:style-name="ce2" table:number-columns-spanned="2" table:number-rows-spanned="2"/>
          <table:covered-table-cell table:style-name="ce2"/>
          <table:table-cell table:style-name="ce2"/>
          <table:table-cell table:style-name="ce20" office:value-type="string" calcext:value-type="string" table:number-columns-spanned="18" table:number-rows-spanned="1">
            <text:p>Relative improvement over the best result of heuristics averaged over 22 instances</text:p>
          </table:table-cell>
          <table:covered-table-cell table:number-columns-repeated="2" table:style-name="ce20"/>
          <table:covered-table-cell table:style-name="ce26"/>
          <table:covered-table-cell table:number-columns-repeated="5" table:style-name="ce20"/>
          <table:covered-table-cell table:style-name="ce26"/>
          <table:covered-table-cell table:number-columns-repeated="2" table:style-name="ce20"/>
          <table:covered-table-cell table:style-name="ce26"/>
          <table:covered-table-cell table:number-columns-repeated="5" table:style-name="ce20"/>
          <table:table-cell table:style-name="ce131" table:number-columns-repeated="33"/>
          <table:table-cell table:number-columns-repeated="6"/>
        </table:table-row>
        <table:table-row table:style-name="ro3">
          <table:covered-table-cell table:number-columns-repeated="2" table:style-name="ce2"/>
          <table:table-cell table:style-name="ce2"/>
          <table:table-cell table:style-name="ce16" office:value-type="string" calcext:value-type="string">
            <text:p>a280</text:p>
          </table:table-cell>
          <table:table-cell table:style-name="ce16" office:value-type="string" calcext:value-type="string">
            <text:p>d493</text:p>
          </table:table-cell>
          <table:table-cell table:style-name="ce16" office:value-type="string" calcext:value-type="string">
            <text:p>fl417</text:p>
          </table:table-cell>
          <table:table-cell table:style-name="ce16" office:value-type="string" calcext:value-type="string">
            <text:p>gil262</text:p>
          </table:table-cell>
          <table:table-cell table:style-name="ce16" office:value-type="string" calcext:value-type="string">
            <text:p>gr202</text:p>
          </table:table-cell>
          <table:table-cell table:style-name="ce16" office:value-type="string" calcext:value-type="string">
            <text:p>gr229</text:p>
          </table:table-cell>
          <table:table-cell table:style-name="ce16" office:value-type="string" calcext:value-type="string">
            <text:p>gr431</text:p>
            <text:p/>
          </table:table-cell>
          <table:table-cell table:style-name="ce16" office:value-type="string" calcext:value-type="string">
            <text:p>kroA200</text:p>
          </table:table-cell>
          <table:table-cell table:style-name="ce16" office:value-type="string" calcext:value-type="string">
            <text:p>kroB200</text:p>
          </table:table-cell>
          <table:table-cell table:style-name="ce16" office:value-type="string" calcext:value-type="string">
            <text:p>lin318</text:p>
          </table:table-cell>
          <table:table-cell table:style-name="ce16" office:value-type="string" calcext:value-type="string">
            <text:p>pcb442</text:p>
          </table:table-cell>
          <table:table-cell table:style-name="ce16" office:value-type="string" calcext:value-type="string">
            <text:p>pr226</text:p>
          </table:table-cell>
          <table:table-cell table:style-name="ce16" office:value-type="string" calcext:value-type="string">
            <text:p>pr264</text:p>
          </table:table-cell>
          <table:table-cell table:style-name="ce16" office:value-type="string" calcext:value-type="string">
            <text:p>pr299</text:p>
          </table:table-cell>
          <table:table-cell table:style-name="ce16" office:value-type="string" calcext:value-type="string">
            <text:p>pr439</text:p>
          </table:table-cell>
          <table:table-cell table:style-name="ce16" office:value-type="string" calcext:value-type="string">
            <text:p>rd400</text:p>
          </table:table-cell>
          <table:table-cell table:style-name="ce16" office:value-type="string" calcext:value-type="string">
            <text:p>ts225</text:p>
          </table:table-cell>
          <table:table-cell table:style-name="ce16" office:value-type="string" calcext:value-type="string">
            <text:p>tsp225</text:p>
          </table:table-cell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Optimal value →</text:p>
          </table:table-cell>
          <table:covered-table-cell table:style-name="ce2"/>
          <table:table-cell table:style-name="ce2"/>
          <table:table-cell table:style-name="ce17" office:value-type="float" office:value="2586.76964756316" calcext:value-type="float">
            <text:p>2586.76964756316</text:p>
          </table:table-cell>
          <table:table-cell table:style-name="ce16" table:number-columns-repeated="3"/>
          <table:table-cell table:style-name="ce17" office:value-type="float" office:value="40107.0670627768" calcext:value-type="float">
            <text:p>40107.0670627768</text:p>
          </table:table-cell>
          <table:table-cell table:style-name="ce16" table:number-columns-repeated="5"/>
          <table:table-cell table:style-name="ce17" office:value-type="float" office:value="50783.5475137353" calcext:value-type="float">
            <text:p>50783.5475137353</text:p>
          </table:table-cell>
          <table:table-cell table:style-name="ce16" table:number-columns-repeated="7"/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Best result of heuristics →</text:p>
          </table:table-cell>
          <table:covered-table-cell table:style-name="ce2"/>
          <table:table-cell table:style-name="ce2"/>
          <table:table-cell table:style-name="ce16" office:value-type="float" office:value="2823.57550041178" calcext:value-type="float">
            <text:p>2823.57550041178</text:p>
          </table:table-cell>
          <table:table-cell table:style-name="ce16" office:value-type="float" office:value="37168.2520500498" calcext:value-type="float">
            <text:p>37168.2520500498</text:p>
          </table:table-cell>
          <table:table-cell table:style-name="ce16" office:value-type="float" office:value="12163.0454825405" calcext:value-type="float">
            <text:p>12163.0454825405</text:p>
          </table:table-cell>
          <table:table-cell table:style-name="ce16" office:value-type="float" office:value="2508.44270697653" calcext:value-type="float">
            <text:p>2508.44270697653</text:p>
          </table:table-cell>
          <table:table-cell table:style-name="ce16" office:value-type="float" office:value="42075.4847699761" calcext:value-type="float">
            <text:p>42075.4847699761</text:p>
          </table:table-cell>
          <table:table-cell table:style-name="ce16" office:value-type="float" office:value="140095.067486166" calcext:value-type="float">
            <text:p>140095.067486166</text:p>
          </table:table-cell>
          <table:table-cell table:style-name="ce16" office:value-type="float" office:value="180477.786893014" calcext:value-type="float">
            <text:p>180477.786893014</text:p>
          </table:table-cell>
          <table:table-cell table:style-name="ce16" office:value-type="float" office:value="30324.3486861728" calcext:value-type="float">
            <text:p>30324.3486861728</text:p>
          </table:table-cell>
          <table:table-cell table:style-name="ce16" office:value-type="float" office:value="30448.5202488339" calcext:value-type="float">
            <text:p>30448.5202488339</text:p>
          </table:table-cell>
          <table:table-cell table:style-name="ce16" office:value-type="float" office:value="44274.8687342631" calcext:value-type="float">
            <text:p>44274.8687342631</text:p>
          </table:table-cell>
          <table:table-cell table:style-name="ce16" office:value-type="float" office:value="55478.2262631986" calcext:value-type="float">
            <text:p>55478.2262631986</text:p>
          </table:table-cell>
          <table:table-cell table:style-name="ce16" office:value-type="float" office:value="80894.6080758516" calcext:value-type="float">
            <text:p>80894.6080758516</text:p>
          </table:table-cell>
          <table:table-cell table:style-name="ce16" office:value-type="float" office:value="53611.3002678582" calcext:value-type="float">
            <text:p>53611.3002678582</text:p>
          </table:table-cell>
          <table:table-cell table:style-name="ce16" office:value-type="float" office:value="50728.1545845045" calcext:value-type="float">
            <text:p>50728.1545845045</text:p>
          </table:table-cell>
          <table:table-cell table:style-name="ce16" office:value-type="float" office:value="112772.500705695" calcext:value-type="float">
            <text:p>112772.500705695</text:p>
          </table:table-cell>
          <table:table-cell table:style-name="ce16" office:value-type="float" office:value="16173.0355226808" calcext:value-type="float">
            <text:p>16173.0355226808</text:p>
          </table:table-cell>
          <table:table-cell table:style-name="ce16" office:value-type="float" office:value="133523.722822265" calcext:value-type="float">
            <text:p>133523.722822265</text:p>
          </table:table-cell>
          <table:table-cell table:style-name="ce16" office:value-type="float" office:value="4103.31582730153" calcext:value-type="float">
            <text:p>4103.31582730153</text:p>
          </table:table-cell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6" table:number-columns-repeated="3"/>
          <table:table-cell table:style-name="ce26"/>
          <table:table-cell table:style-name="ce16" table:number-columns-repeated="5"/>
          <table:table-cell table:style-name="ce26"/>
          <table:table-cell table:style-name="ce16" table:number-columns-repeated="2"/>
          <table:table-cell table:style-name="ce26"/>
          <table:table-cell table:style-name="ce16" table:number-columns-repeated="5"/>
          <table:table-cell table:style-name="ce131" table:number-columns-repeated="33"/>
          <table:table-cell table:number-columns-repeated="6"/>
        </table:table-row>
        <table:table-row table:style-name="ro6">
          <table:table-cell table:style-name="ce7" table:number-columns-repeated="3"/>
          <table:table-cell table:style-name="ce18" office:value-type="string" calcext:value-type="string" table:number-columns-spanned="18" table:number-rows-spanned="1">
            <text:p>Absolute values</text:p>
          </table:table-cell>
          <table:covered-table-cell table:number-columns-repeated="2" table:style-name="ce7"/>
          <table:covered-table-cell table:style-name="ce26"/>
          <table:covered-table-cell table:number-columns-repeated="5" table:style-name="ce7"/>
          <table:covered-table-cell table:style-name="ce26"/>
          <table:covered-table-cell table:number-columns-repeated="2" table:style-name="ce7"/>
          <table:covered-table-cell table:style-name="ce26"/>
          <table:covered-table-cell table:number-columns-repeated="5" table:style-name="ce7"/>
          <table:table-cell table:style-name="ce61" table:number-columns-repeated="3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4" table:number-columns-repeated="2"/>
          <table:table-cell office:value-type="float" office:value="2786.6837398099" calcext:value-type="float">
            <text:p>2786.6837398099</text:p>
          </table:table-cell>
          <table:table-cell office:value-type="float" office:value="36889.8825092996" calcext:value-type="float">
            <text:p>36889.8825092996</text:p>
          </table:table-cell>
          <table:table-cell office:value-type="float" office:value="12098.1098910033" calcext:value-type="float">
            <text:p>12098.1098910033</text:p>
          </table:table-cell>
          <table:table-cell table:style-name="Default" office:value-type="float" office:value="2469.47539750685" calcext:value-type="float">
            <text:p>2469.47539750685</text:p>
          </table:table-cell>
          <table:table-cell office:value-type="float" office:value="41436.9460223385" calcext:value-type="float">
            <text:p>41436.9460223385</text:p>
          </table:table-cell>
          <table:table-cell office:value-type="float" office:value="138156.383488328" calcext:value-type="float">
            <text:p>138156.383488328</text:p>
          </table:table-cell>
          <table:table-cell office:value-type="float" office:value="178976.267341586" calcext:value-type="float">
            <text:p>178976.267341586</text:p>
          </table:table-cell>
          <table:table-cell office:value-type="float" office:value="30019.7308026461" calcext:value-type="float">
            <text:p>30019.7308026461</text:p>
          </table:table-cell>
          <table:table-cell office:value-type="float" office:value="30210.8584391737" calcext:value-type="float">
            <text:p>30210.8584391737</text:p>
          </table:table-cell>
          <table:table-cell table:style-name="Default" office:value-type="float" office:value="43872.0151183374" calcext:value-type="float">
            <text:p>43872.0151183374</text:p>
          </table:table-cell>
          <table:table-cell office:value-type="float" office:value="54962.9627775007" calcext:value-type="float">
            <text:p>54962.9627775007</text:p>
          </table:table-cell>
          <table:table-cell office:value-type="float" office:value="80878.1106200537" calcext:value-type="float">
            <text:p>80878.1106200537</text:p>
          </table:table-cell>
          <table:table-cell table:style-name="Default" office:value-type="float" office:value="52294.0118115626" calcext:value-type="float">
            <text:p>52294.0118115626</text:p>
          </table:table-cell>
          <table:table-cell office:value-type="float" office:value="49851.3360094817" calcext:value-type="float">
            <text:p>49851.3360094817</text:p>
          </table:table-cell>
          <table:table-cell office:value-type="float" office:value="111987.632637706" calcext:value-type="float">
            <text:p>111987.632637706</text:p>
          </table:table-cell>
          <table:table-cell office:value-type="float" office:value="16097.361632614" calcext:value-type="float">
            <text:p>16097.361632614</text:p>
          </table:table-cell>
          <table:table-cell office:value-type="float" office:value="132543.357596663" calcext:value-type="float">
            <text:p>132543.357596663</text:p>
          </table:table-cell>
          <table:table-cell office:value-type="float" office:value="4007.48982799781" calcext:value-type="float">
            <text:p>4007.48982799781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4" table:number-columns-repeated="2"/>
          <table:table-cell office:value-type="float" office:value="2757.94154637029" calcext:value-type="float">
            <text:p>2757.94154637029</text:p>
          </table:table-cell>
          <table:table-cell office:value-type="float" office:value="36860.378300105" calcext:value-type="float">
            <text:p>36860.378300105</text:p>
          </table:table-cell>
          <table:table-cell office:value-type="float" office:value="12106.1638584905" calcext:value-type="float">
            <text:p>12106.1638584905</text:p>
          </table:table-cell>
          <table:table-cell table:style-name="Default" office:value-type="float" office:value="2478.57319892625" calcext:value-type="float">
            <text:p>2478.57319892625</text:p>
          </table:table-cell>
          <table:table-cell office:value-type="float" office:value="41323.2898889531" calcext:value-type="float">
            <text:p>41323.2898889531</text:p>
          </table:table-cell>
          <table:table-cell office:value-type="float" office:value="138161.070140613" calcext:value-type="float">
            <text:p>138161.070140613</text:p>
          </table:table-cell>
          <table:table-cell office:value-type="float" office:value="179007.429581513" calcext:value-type="float">
            <text:p>179007.429581513</text:p>
          </table:table-cell>
          <table:table-cell office:value-type="float" office:value="29931.2330135297" calcext:value-type="float">
            <text:p>29931.2330135297</text:p>
          </table:table-cell>
          <table:table-cell office:value-type="float" office:value="30075.6878450156" calcext:value-type="float">
            <text:p>30075.6878450156</text:p>
          </table:table-cell>
          <table:table-cell table:style-name="Default" office:value-type="float" office:value="43866.6551528956" calcext:value-type="float">
            <text:p>43866.6551528956</text:p>
          </table:table-cell>
          <table:table-cell office:value-type="float" office:value="54975.0495375662" calcext:value-type="float">
            <text:p>54975.0495375662</text:p>
          </table:table-cell>
          <table:table-cell office:value-type="float" office:value="80836.6971015068" calcext:value-type="float">
            <text:p>80836.6971015068</text:p>
          </table:table-cell>
          <table:table-cell table:style-name="Default" office:value-type="float" office:value="52044.2011928061" calcext:value-type="float">
            <text:p>52044.2011928061</text:p>
          </table:table-cell>
          <table:table-cell office:value-type="float" office:value="50037.4200556018" calcext:value-type="float">
            <text:p>50037.4200556018</text:p>
          </table:table-cell>
          <table:table-cell office:value-type="float" office:value="112071.129063011" calcext:value-type="float">
            <text:p>112071.129063011</text:p>
          </table:table-cell>
          <table:table-cell office:value-type="float" office:value="16081.7097684555" calcext:value-type="float">
            <text:p>16081.7097684555</text:p>
          </table:table-cell>
          <table:table-cell office:value-type="float" office:value="131775.986034659" calcext:value-type="float">
            <text:p>131775.986034659</text:p>
          </table:table-cell>
          <table:table-cell office:value-type="float" office:value="3990.02847330242" calcext:value-type="float">
            <text:p>3990.02847330242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4" table:number-columns-repeated="2"/>
          <table:table-cell office:value-type="float" office:value="2763.81281378888" calcext:value-type="float">
            <text:p>2763.81281378888</text:p>
          </table:table-cell>
          <table:table-cell office:value-type="float" office:value="36879.810814242" calcext:value-type="float">
            <text:p>36879.810814242</text:p>
          </table:table-cell>
          <table:table-cell office:value-type="float" office:value="12085.0194328546" calcext:value-type="float">
            <text:p>12085.0194328546</text:p>
          </table:table-cell>
          <table:table-cell table:style-name="Default" office:value-type="float" office:value="2486.39938499173" calcext:value-type="float">
            <text:p>2486.39938499173</text:p>
          </table:table-cell>
          <table:table-cell office:value-type="float" office:value="41354.3989400221" calcext:value-type="float">
            <text:p>41354.3989400221</text:p>
          </table:table-cell>
          <table:table-cell office:value-type="float" office:value="138356.471404273" calcext:value-type="float">
            <text:p>138356.471404273</text:p>
          </table:table-cell>
          <table:table-cell office:value-type="float" office:value="179068.617046647" calcext:value-type="float">
            <text:p>179068.617046647</text:p>
          </table:table-cell>
          <table:table-cell office:value-type="float" office:value="29858.3160626426" calcext:value-type="float">
            <text:p>29858.3160626426</text:p>
          </table:table-cell>
          <table:table-cell office:value-type="float" office:value="30127.6299138625" calcext:value-type="float">
            <text:p>30127.6299138625</text:p>
          </table:table-cell>
          <table:table-cell table:style-name="Default" office:value-type="float" office:value="43854.3598858509" calcext:value-type="float">
            <text:p>43854.3598858509</text:p>
          </table:table-cell>
          <table:table-cell office:value-type="float" office:value="55173.1991915352" calcext:value-type="float">
            <text:p>55173.1991915352</text:p>
          </table:table-cell>
          <table:table-cell office:value-type="float" office:value="80853.2157300786" calcext:value-type="float">
            <text:p>80853.2157300786</text:p>
          </table:table-cell>
          <table:table-cell table:style-name="Default" office:value-type="float" office:value="51717.4193978831" calcext:value-type="float">
            <text:p>51717.4193978831</text:p>
          </table:table-cell>
          <table:table-cell office:value-type="float" office:value="49609.6444677072" calcext:value-type="float">
            <text:p>49609.6444677072</text:p>
          </table:table-cell>
          <table:table-cell office:value-type="float" office:value="111655.854275676" calcext:value-type="float">
            <text:p>111655.854275676</text:p>
          </table:table-cell>
          <table:table-cell office:value-type="float" office:value="16057.2848587052" calcext:value-type="float">
            <text:p>16057.2848587052</text:p>
          </table:table-cell>
          <table:table-cell office:value-type="float" office:value="130869.727873938" calcext:value-type="float">
            <text:p>130869.727873938</text:p>
          </table:table-cell>
          <table:table-cell office:value-type="float" office:value="3992.11399913926" calcext:value-type="float">
            <text:p>3992.11399913926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4" table:number-columns-repeated="2"/>
          <table:table-cell office:value-type="float" office:value="2766.94839965206" calcext:value-type="float">
            <text:p>2766.94839965206</text:p>
          </table:table-cell>
          <table:table-cell office:value-type="float" office:value="37019.2696246582" calcext:value-type="float">
            <text:p>37019.2696246582</text:p>
          </table:table-cell>
          <table:table-cell office:value-type="float" office:value="12115.7154860172" calcext:value-type="float">
            <text:p>12115.7154860172</text:p>
          </table:table-cell>
          <table:table-cell table:style-name="Default" office:value-type="float" office:value="2482.78085466153" calcext:value-type="float">
            <text:p>2482.78085466153</text:p>
          </table:table-cell>
          <table:table-cell office:value-type="float" office:value="41529.9387975734" calcext:value-type="float">
            <text:p>41529.9387975734</text:p>
          </table:table-cell>
          <table:table-cell office:value-type="float" office:value="138421.103669672" calcext:value-type="float">
            <text:p>138421.103669672</text:p>
          </table:table-cell>
          <table:table-cell office:value-type="float" office:value="179346.81066098" calcext:value-type="float">
            <text:p>179346.81066098</text:p>
          </table:table-cell>
          <table:table-cell office:value-type="float" office:value="30049.4335262562" calcext:value-type="float">
            <text:p>30049.4335262562</text:p>
          </table:table-cell>
          <table:table-cell office:value-type="float" office:value="30162.7292900769" calcext:value-type="float">
            <text:p>30162.7292900769</text:p>
          </table:table-cell>
          <table:table-cell table:style-name="Default" office:value-type="float" office:value="43779.5272991553" calcext:value-type="float">
            <text:p>43779.5272991553</text:p>
          </table:table-cell>
          <table:table-cell office:value-type="float" office:value="55367.8649729973" calcext:value-type="float">
            <text:p>55367.8649729973</text:p>
          </table:table-cell>
          <table:table-cell office:value-type="float" office:value="80854.5748603313" calcext:value-type="float">
            <text:p>80854.5748603313</text:p>
          </table:table-cell>
          <table:table-cell table:style-name="Default" office:value-type="float" office:value="52021.9581341649" calcext:value-type="float">
            <text:p>52021.9581341649</text:p>
          </table:table-cell>
          <table:table-cell office:value-type="float" office:value="49853.6413784962" calcext:value-type="float">
            <text:p>49853.6413784962</text:p>
          </table:table-cell>
          <table:table-cell office:value-type="float" office:value="111580.494972381" calcext:value-type="float">
            <text:p>111580.494972381</text:p>
          </table:table-cell>
          <table:table-cell office:value-type="float" office:value="16113.2838191373" calcext:value-type="float">
            <text:p>16113.2838191373</text:p>
          </table:table-cell>
          <table:table-cell office:value-type="float" office:value="132970.510688134" calcext:value-type="float">
            <text:p>132970.510688134</text:p>
          </table:table-cell>
          <table:table-cell office:value-type="float" office:value="4031.69912871918" calcext:value-type="float">
            <text:p>4031.69912871918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4" table:number-columns-repeated="2"/>
          <table:table-cell office:value-type="float" office:value="2770.37817677023" calcext:value-type="float">
            <text:p>2770.37817677023</text:p>
          </table:table-cell>
          <table:table-cell office:value-type="float" office:value="36911.0271694825" calcext:value-type="float">
            <text:p>36911.0271694825</text:p>
          </table:table-cell>
          <table:table-cell office:value-type="float" office:value="12106.8653939087" calcext:value-type="float">
            <text:p>12106.8653939087</text:p>
          </table:table-cell>
          <table:table-cell table:style-name="Default" office:value-type="float" office:value="2488.84596003175" calcext:value-type="float">
            <text:p>2488.84596003175</text:p>
          </table:table-cell>
          <table:table-cell office:value-type="float" office:value="41416.2385702128" calcext:value-type="float">
            <text:p>41416.2385702128</text:p>
          </table:table-cell>
          <table:table-cell office:value-type="float" office:value="137781.430275499" calcext:value-type="float">
            <text:p>137781.430275499</text:p>
          </table:table-cell>
          <table:table-cell office:value-type="float" office:value="179626.180958952" calcext:value-type="float">
            <text:p>179626.180958952</text:p>
          </table:table-cell>
          <table:table-cell office:value-type="float" office:value="30172.8091785556" calcext:value-type="float">
            <text:p>30172.8091785556</text:p>
          </table:table-cell>
          <table:table-cell office:value-type="float" office:value="30134.2817309494" calcext:value-type="float">
            <text:p>30134.2817309494</text:p>
          </table:table-cell>
          <table:table-cell table:style-name="Default" office:value-type="float" office:value="43808.3143674116" calcext:value-type="float">
            <text:p>43808.3143674116</text:p>
          </table:table-cell>
          <table:table-cell office:value-type="float" office:value="55160.053975194" calcext:value-type="float">
            <text:p>55160.053975194</text:p>
          </table:table-cell>
          <table:table-cell office:value-type="float" office:value="80847.8127961893" calcext:value-type="float">
            <text:p>80847.8127961893</text:p>
          </table:table-cell>
          <table:table-cell table:style-name="Default" office:value-type="float" office:value="51807.8474297543" calcext:value-type="float">
            <text:p>51807.8474297543</text:p>
          </table:table-cell>
          <table:table-cell office:value-type="float" office:value="49499.36736405" calcext:value-type="float">
            <text:p>49499.36736405</text:p>
          </table:table-cell>
          <table:table-cell office:value-type="float" office:value="112039.304391302" calcext:value-type="float">
            <text:p>112039.304391302</text:p>
          </table:table-cell>
          <table:table-cell office:value-type="float" office:value="16149.6131022641" calcext:value-type="float">
            <text:p>16149.6131022641</text:p>
          </table:table-cell>
          <table:table-cell office:value-type="float" office:value="132558.439383704" calcext:value-type="float">
            <text:p>132558.439383704</text:p>
          </table:table-cell>
          <table:table-cell office:value-type="float" office:value="4040.68123558308" calcext:value-type="float">
            <text:p>4040.68123558308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4" table:number-columns-repeated="2"/>
          <table:table-cell office:value-type="float" office:value="2783.12879416448" calcext:value-type="float">
            <text:p>2783.12879416448</text:p>
          </table:table-cell>
          <table:table-cell office:value-type="float" office:value="36990.6522625292" calcext:value-type="float">
            <text:p>36990.6522625292</text:p>
          </table:table-cell>
          <table:table-cell office:value-type="float" office:value="12106.1663689964" calcext:value-type="float">
            <text:p>12106.1663689964</text:p>
          </table:table-cell>
          <table:table-cell table:style-name="Default" office:value-type="float" office:value="2480.55808435167" calcext:value-type="float">
            <text:p>2480.55808435167</text:p>
          </table:table-cell>
          <table:table-cell office:value-type="float" office:value="41531.8052738897" calcext:value-type="float">
            <text:p>41531.8052738897</text:p>
          </table:table-cell>
          <table:table-cell office:value-type="float" office:value="138523.470540155" calcext:value-type="float">
            <text:p>138523.470540155</text:p>
          </table:table-cell>
          <table:table-cell office:value-type="float" office:value="179796.393138681" calcext:value-type="float">
            <text:p>179796.393138681</text:p>
          </table:table-cell>
          <table:table-cell office:value-type="float" office:value="30023.7599169296" calcext:value-type="float">
            <text:p>30023.7599169296</text:p>
          </table:table-cell>
          <table:table-cell office:value-type="float" office:value="30025.354832657" calcext:value-type="float">
            <text:p>30025.354832657</text:p>
          </table:table-cell>
          <table:table-cell table:style-name="Default" office:value-type="float" office:value="43821.9938429595" calcext:value-type="float">
            <text:p>43821.9938429595</text:p>
          </table:table-cell>
          <table:table-cell office:value-type="float" office:value="55099.6955848169" calcext:value-type="float">
            <text:p>55099.6955848169</text:p>
          </table:table-cell>
          <table:table-cell office:value-type="float" office:value="80828.575907112" calcext:value-type="float">
            <text:p>80828.575907112</text:p>
          </table:table-cell>
          <table:table-cell table:style-name="Default" office:value-type="float" office:value="51673.0167158204" calcext:value-type="float">
            <text:p>51673.0167158204</text:p>
          </table:table-cell>
          <table:table-cell office:value-type="float" office:value="49704.6963418214" calcext:value-type="float">
            <text:p>49704.6963418214</text:p>
          </table:table-cell>
          <table:table-cell office:value-type="float" office:value="112086.507800984" calcext:value-type="float">
            <text:p>112086.507800984</text:p>
          </table:table-cell>
          <table:table-cell office:value-type="float" office:value="16145.5947792878" calcext:value-type="float">
            <text:p>16145.5947792878</text:p>
          </table:table-cell>
          <table:table-cell office:value-type="float" office:value="132134.093032155" calcext:value-type="float">
            <text:p>132134.093032155</text:p>
          </table:table-cell>
          <table:table-cell office:value-type="float" office:value="3997.46824555233" calcext:value-type="float">
            <text:p>3997.4682455523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4" table:number-columns-repeated="2"/>
          <table:table-cell office:value-type="float" office:value="2745.67545351948" calcext:value-type="float">
            <text:p>2745.67545351948</text:p>
          </table:table-cell>
          <table:table-cell office:value-type="float" office:value="37092.9994399251" calcext:value-type="float">
            <text:p>37092.9994399251</text:p>
          </table:table-cell>
          <table:table-cell office:value-type="float" office:value="12091.2093601019" calcext:value-type="float">
            <text:p>12091.2093601019</text:p>
          </table:table-cell>
          <table:table-cell table:style-name="Default" office:value-type="float" office:value="2474.83194055665" calcext:value-type="float">
            <text:p>2474.83194055665</text:p>
          </table:table-cell>
          <table:table-cell office:value-type="float" office:value="41361.3524202876" calcext:value-type="float">
            <text:p>41361.3524202876</text:p>
          </table:table-cell>
          <table:table-cell office:value-type="float" office:value="137874.588224164" calcext:value-type="float">
            <text:p>137874.588224164</text:p>
          </table:table-cell>
          <table:table-cell office:value-type="float" office:value="179186.381252301" calcext:value-type="float">
            <text:p>179186.381252301</text:p>
          </table:table-cell>
          <table:table-cell office:value-type="float" office:value="30017.1242978759" calcext:value-type="float">
            <text:p>30017.1242978759</text:p>
          </table:table-cell>
          <table:table-cell office:value-type="float" office:value="30048.4900710701" calcext:value-type="float">
            <text:p>30048.4900710701</text:p>
          </table:table-cell>
          <table:table-cell table:style-name="Default" office:value-type="float" office:value="43801.9740743961" calcext:value-type="float">
            <text:p>43801.9740743961</text:p>
          </table:table-cell>
          <table:table-cell office:value-type="float" office:value="55203.981082952" calcext:value-type="float">
            <text:p>55203.981082952</text:p>
          </table:table-cell>
          <table:table-cell office:value-type="float" office:value="80827.247408509" calcext:value-type="float">
            <text:p>80827.247408509</text:p>
          </table:table-cell>
          <table:table-cell table:style-name="Default" office:value-type="float" office:value="51246.9665943735" calcext:value-type="float">
            <text:p>51246.9665943735</text:p>
          </table:table-cell>
          <table:table-cell office:value-type="float" office:value="49433.9282687962" calcext:value-type="float">
            <text:p>49433.9282687962</text:p>
          </table:table-cell>
          <table:table-cell office:value-type="float" office:value="112175.27117927" calcext:value-type="float">
            <text:p>112175.27117927</text:p>
          </table:table-cell>
          <table:table-cell office:value-type="float" office:value="16103.4171220229" calcext:value-type="float">
            <text:p>16103.4171220229</text:p>
          </table:table-cell>
          <table:table-cell office:value-type="float" office:value="132543.357596663" calcext:value-type="float">
            <text:p>132543.357596663</text:p>
          </table:table-cell>
          <table:table-cell office:value-type="float" office:value="3999.84624579465" calcext:value-type="float">
            <text:p>3999.84624579465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4" table:number-columns-repeated="2"/>
          <table:table-cell office:value-type="float" office:value="2766.50206364107" calcext:value-type="float">
            <text:p>2766.50206364107</text:p>
          </table:table-cell>
          <table:table-cell office:value-type="float" office:value="36876.3604143426" calcext:value-type="float">
            <text:p>36876.3604143426</text:p>
          </table:table-cell>
          <table:table-cell office:value-type="float" office:value="12100.5565957729" calcext:value-type="float">
            <text:p>12100.5565957729</text:p>
          </table:table-cell>
          <table:table-cell table:style-name="Default" office:value-type="float" office:value="2474.67716130132" calcext:value-type="float">
            <text:p>2474.67716130132</text:p>
          </table:table-cell>
          <table:table-cell office:value-type="float" office:value="41495.3704934885" calcext:value-type="float">
            <text:p>41495.3704934885</text:p>
          </table:table-cell>
          <table:table-cell office:value-type="float" office:value="137864.630136805" calcext:value-type="float">
            <text:p>137864.630136805</text:p>
          </table:table-cell>
          <table:table-cell office:value-type="float" office:value="179264.666162883" calcext:value-type="float">
            <text:p>179264.666162883</text:p>
          </table:table-cell>
          <table:table-cell office:value-type="float" office:value="29989.3387813259" calcext:value-type="float">
            <text:p>29989.3387813259</text:p>
          </table:table-cell>
          <table:table-cell office:value-type="float" office:value="29999.4254293838" calcext:value-type="float">
            <text:p>29999.4254293838</text:p>
          </table:table-cell>
          <table:table-cell table:style-name="Default" office:value-type="float" office:value="43805.8195003832" calcext:value-type="float">
            <text:p>43805.8195003832</text:p>
          </table:table-cell>
          <table:table-cell office:value-type="float" office:value="54990.2637899483" calcext:value-type="float">
            <text:p>54990.2637899483</text:p>
          </table:table-cell>
          <table:table-cell office:value-type="float" office:value="80862.9722945084" calcext:value-type="float">
            <text:p>80862.9722945084</text:p>
          </table:table-cell>
          <table:table-cell table:style-name="Default" office:value-type="float" office:value="51481.9125846663" calcext:value-type="float">
            <text:p>51481.9125846663</text:p>
          </table:table-cell>
          <table:table-cell office:value-type="float" office:value="49694.2090705738" calcext:value-type="float">
            <text:p>49694.2090705738</text:p>
          </table:table-cell>
          <table:table-cell office:value-type="float" office:value="111783.06672536" calcext:value-type="float">
            <text:p>111783.06672536</text:p>
          </table:table-cell>
          <table:table-cell office:value-type="float" office:value="16091.8444131939" calcext:value-type="float">
            <text:p>16091.8444131939</text:p>
          </table:table-cell>
          <table:table-cell office:value-type="float" office:value="131775.986034659" calcext:value-type="float">
            <text:p>131775.986034659</text:p>
          </table:table-cell>
          <table:table-cell office:value-type="float" office:value="4000.63576856813" calcext:value-type="float">
            <text:p>4000.6357685681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4" table:number-columns-repeated="2"/>
          <table:table-cell office:value-type="float" office:value="2773.13475168072" calcext:value-type="float">
            <text:p>2773.13475168072</text:p>
          </table:table-cell>
          <table:table-cell office:value-type="float" office:value="36896.6527107772" calcext:value-type="float">
            <text:p>36896.6527107772</text:p>
          </table:table-cell>
          <table:table-cell office:value-type="float" office:value="12097.0656794027" calcext:value-type="float">
            <text:p>12097.0656794027</text:p>
          </table:table-cell>
          <table:table-cell table:style-name="Default" office:value-type="float" office:value="2481.38443636281" calcext:value-type="float">
            <text:p>2481.38443636281</text:p>
          </table:table-cell>
          <table:table-cell office:value-type="float" office:value="41386.7723224651" calcext:value-type="float">
            <text:p>41386.7723224651</text:p>
          </table:table-cell>
          <table:table-cell office:value-type="float" office:value="138107.02905066" calcext:value-type="float">
            <text:p>138107.02905066</text:p>
          </table:table-cell>
          <table:table-cell office:value-type="float" office:value="179432.353130438" calcext:value-type="float">
            <text:p>179432.353130438</text:p>
          </table:table-cell>
          <table:table-cell office:value-type="float" office:value="29888.1601064191" calcext:value-type="float">
            <text:p>29888.1601064191</text:p>
          </table:table-cell>
          <table:table-cell office:value-type="float" office:value="30091.828494302" calcext:value-type="float">
            <text:p>30091.828494302</text:p>
          </table:table-cell>
          <table:table-cell table:style-name="Default" office:value-type="float" office:value="43852.4209504111" calcext:value-type="float">
            <text:p>43852.4209504111</text:p>
          </table:table-cell>
          <table:table-cell office:value-type="float" office:value="54758.1518224522" calcext:value-type="float">
            <text:p>54758.1518224522</text:p>
          </table:table-cell>
          <table:table-cell office:value-type="float" office:value="80876.7514898009" calcext:value-type="float">
            <text:p>80876.7514898009</text:p>
          </table:table-cell>
          <table:table-cell table:style-name="Default" office:value-type="float" office:value="50961.4348016874" calcext:value-type="float">
            <text:p>50961.4348016874</text:p>
          </table:table-cell>
          <table:table-cell office:value-type="float" office:value="49657.1058265661" calcext:value-type="float">
            <text:p>49657.1058265661</text:p>
          </table:table-cell>
          <table:table-cell office:value-type="float" office:value="111764.899026133" calcext:value-type="float">
            <text:p>111764.899026133</text:p>
          </table:table-cell>
          <table:table-cell office:value-type="float" office:value="16087.8917166157" calcext:value-type="float">
            <text:p>16087.8917166157</text:p>
          </table:table-cell>
          <table:table-cell office:value-type="float" office:value="130869.727873938" calcext:value-type="float">
            <text:p>130869.727873938</text:p>
          </table:table-cell>
          <table:table-cell office:value-type="float" office:value="3984.53187100658" calcext:value-type="float">
            <text:p>3984.53187100658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4" table:number-columns-repeated="2"/>
          <table:table-cell office:value-type="float" office:value="2745.67545351948" calcext:value-type="float">
            <text:p>2745.67545351948</text:p>
          </table:table-cell>
          <table:table-cell office:value-type="float" office:value="37087.5153799623" calcext:value-type="float">
            <text:p>37087.5153799623</text:p>
          </table:table-cell>
          <table:table-cell office:value-type="float" office:value="12093.0879696483" calcext:value-type="float">
            <text:p>12093.0879696483</text:p>
          </table:table-cell>
          <table:table-cell table:style-name="Default" office:value-type="float" office:value="2474.83194055665" calcext:value-type="float">
            <text:p>2474.83194055665</text:p>
          </table:table-cell>
          <table:table-cell office:value-type="float" office:value="41361.3524202876" calcext:value-type="float">
            <text:p>41361.3524202876</text:p>
          </table:table-cell>
          <table:table-cell office:value-type="float" office:value="137874.588224164" calcext:value-type="float">
            <text:p>137874.588224164</text:p>
          </table:table-cell>
          <table:table-cell office:value-type="float" office:value="179228.343015215" calcext:value-type="float">
            <text:p>179228.343015215</text:p>
          </table:table-cell>
          <table:table-cell office:value-type="float" office:value="30017.1242978759" calcext:value-type="float">
            <text:p>30017.1242978759</text:p>
          </table:table-cell>
          <table:table-cell office:value-type="float" office:value="30048.4900710701" calcext:value-type="float">
            <text:p>30048.4900710701</text:p>
          </table:table-cell>
          <table:table-cell table:style-name="Default" office:value-type="float" office:value="43801.9740743961" calcext:value-type="float">
            <text:p>43801.9740743961</text:p>
          </table:table-cell>
          <table:table-cell office:value-type="float" office:value="55203.981082952" calcext:value-type="float">
            <text:p>55203.981082952</text:p>
          </table:table-cell>
          <table:table-cell office:value-type="float" office:value="80827.247408509" calcext:value-type="float">
            <text:p>80827.247408509</text:p>
          </table:table-cell>
          <table:table-cell table:style-name="Default" office:value-type="float" office:value="51281.4876864582" calcext:value-type="float">
            <text:p>51281.4876864582</text:p>
          </table:table-cell>
          <table:table-cell office:value-type="float" office:value="49433.9282687962" calcext:value-type="float">
            <text:p>49433.9282687962</text:p>
          </table:table-cell>
          <table:table-cell office:value-type="float" office:value="112175.27117927" calcext:value-type="float">
            <text:p>112175.27117927</text:p>
          </table:table-cell>
          <table:table-cell office:value-type="float" office:value="16103.4171220229" calcext:value-type="float">
            <text:p>16103.4171220229</text:p>
          </table:table-cell>
          <table:table-cell office:value-type="float" office:value="132543.357596663" calcext:value-type="float">
            <text:p>132543.357596663</text:p>
          </table:table-cell>
          <table:table-cell office:value-type="float" office:value="3999.84624579465" calcext:value-type="float">
            <text:p>3999.84624579465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4" table:number-columns-repeated="2"/>
          <table:table-cell office:value-type="float" office:value="2766.50206364107" calcext:value-type="float">
            <text:p>2766.50206364107</text:p>
          </table:table-cell>
          <table:table-cell office:value-type="float" office:value="36866.3537613563" calcext:value-type="float">
            <text:p>36866.3537613563</text:p>
          </table:table-cell>
          <table:table-cell office:value-type="float" office:value="12100.5565957729" calcext:value-type="float">
            <text:p>12100.5565957729</text:p>
          </table:table-cell>
          <table:table-cell table:style-name="Default" office:value-type="float" office:value="2473.95479918855" calcext:value-type="float">
            <text:p>2473.95479918855</text:p>
          </table:table-cell>
          <table:table-cell office:value-type="float" office:value="41495.3704934885" calcext:value-type="float">
            <text:p>41495.3704934885</text:p>
          </table:table-cell>
          <table:table-cell office:value-type="float" office:value="137864.630136805" calcext:value-type="float">
            <text:p>137864.630136805</text:p>
          </table:table-cell>
          <table:table-cell office:value-type="float" office:value="179264.666162883" calcext:value-type="float">
            <text:p>179264.666162883</text:p>
          </table:table-cell>
          <table:table-cell office:value-type="float" office:value="29989.3387813259" calcext:value-type="float">
            <text:p>29989.3387813259</text:p>
          </table:table-cell>
          <table:table-cell office:value-type="float" office:value="29999.4254293838" calcext:value-type="float">
            <text:p>29999.4254293838</text:p>
          </table:table-cell>
          <table:table-cell table:style-name="Default" office:value-type="float" office:value="43805.8195003832" calcext:value-type="float">
            <text:p>43805.8195003832</text:p>
          </table:table-cell>
          <table:table-cell office:value-type="float" office:value="54873.8397016629" calcext:value-type="float">
            <text:p>54873.8397016629</text:p>
          </table:table-cell>
          <table:table-cell office:value-type="float" office:value="80862.9722945084" calcext:value-type="float">
            <text:p>80862.9722945084</text:p>
          </table:table-cell>
          <table:table-cell table:style-name="Default" office:value-type="float" office:value="51600.1377254362" calcext:value-type="float">
            <text:p>51600.1377254362</text:p>
          </table:table-cell>
          <table:table-cell office:value-type="float" office:value="49694.2090705738" calcext:value-type="float">
            <text:p>49694.2090705738</text:p>
          </table:table-cell>
          <table:table-cell office:value-type="float" office:value="111787.269351744" calcext:value-type="float">
            <text:p>111787.269351744</text:p>
          </table:table-cell>
          <table:table-cell office:value-type="float" office:value="16091.8444131939" calcext:value-type="float">
            <text:p>16091.8444131939</text:p>
          </table:table-cell>
          <table:table-cell office:value-type="float" office:value="131775.986034659" calcext:value-type="float">
            <text:p>131775.986034659</text:p>
          </table:table-cell>
          <table:table-cell office:value-type="float" office:value="4000.63576856813" calcext:value-type="float">
            <text:p>4000.6357685681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4" table:number-columns-repeated="2"/>
          <table:table-cell office:value-type="float" office:value="2773.13475168072" calcext:value-type="float">
            <text:p>2773.13475168072</text:p>
          </table:table-cell>
          <table:table-cell office:value-type="float" office:value="36896.6527107772" calcext:value-type="float">
            <text:p>36896.6527107772</text:p>
          </table:table-cell>
          <table:table-cell office:value-type="float" office:value="12097.0656794027" calcext:value-type="float">
            <text:p>12097.0656794027</text:p>
          </table:table-cell>
          <table:table-cell table:style-name="Default" office:value-type="float" office:value="2481.38443636281" calcext:value-type="float">
            <text:p>2481.38443636281</text:p>
          </table:table-cell>
          <table:table-cell office:value-type="float" office:value="41386.7723224651" calcext:value-type="float">
            <text:p>41386.7723224651</text:p>
          </table:table-cell>
          <table:table-cell office:value-type="float" office:value="138107.02905066" calcext:value-type="float">
            <text:p>138107.02905066</text:p>
          </table:table-cell>
          <table:table-cell office:value-type="float" office:value="179432.353130438" calcext:value-type="float">
            <text:p>179432.353130438</text:p>
          </table:table-cell>
          <table:table-cell office:value-type="float" office:value="29888.1601064191" calcext:value-type="float">
            <text:p>29888.1601064191</text:p>
          </table:table-cell>
          <table:table-cell office:value-type="float" office:value="30085.1766772151" calcext:value-type="float">
            <text:p>30085.1766772151</text:p>
          </table:table-cell>
          <table:table-cell table:style-name="Default" office:value-type="float" office:value="43852.4209504111" calcext:value-type="float">
            <text:p>43852.4209504111</text:p>
          </table:table-cell>
          <table:table-cell office:value-type="float" office:value="54732.9988756199" calcext:value-type="float">
            <text:p>54732.9988756199</text:p>
          </table:table-cell>
          <table:table-cell office:value-type="float" office:value="80876.7514898009" calcext:value-type="float">
            <text:p>80876.7514898009</text:p>
          </table:table-cell>
          <table:table-cell table:style-name="Default" office:value-type="float" office:value="50961.4348016874" calcext:value-type="float">
            <text:p>50961.4348016874</text:p>
          </table:table-cell>
          <table:table-cell office:value-type="float" office:value="49657.1058265661" calcext:value-type="float">
            <text:p>49657.1058265661</text:p>
          </table:table-cell>
          <table:table-cell office:value-type="float" office:value="111764.899026133" calcext:value-type="float">
            <text:p>111764.899026133</text:p>
          </table:table-cell>
          <table:table-cell office:value-type="float" office:value="16087.8917166157" calcext:value-type="float">
            <text:p>16087.8917166157</text:p>
          </table:table-cell>
          <table:table-cell office:value-type="float" office:value="130869.727873938" calcext:value-type="float">
            <text:p>130869.727873938</text:p>
          </table:table-cell>
          <table:table-cell office:value-type="float" office:value="3984.53187100658" calcext:value-type="float">
            <text:p>3984.53187100658</text:p>
          </table:table-cell>
          <table:table-cell table:number-columns-repeated="39"/>
        </table:table-row>
        <table:table-row table:style-name="ro6">
          <table:table-cell table:style-name="ce7" table:number-columns-spanned="2" table:number-rows-spanned="1"/>
          <table:covered-table-cell table:style-name="ce14" table:formula="of:=SUM([.D19:.U19])/22" office:value-type="float" office:value="0" calcext:value-type="float">
            <text:p>0</text:p>
          </table:covered-table-cell>
          <table:table-cell table:style-name="ce14"/>
          <table:table-cell table:style-name="ce18" office:value-type="string" calcext:value-type="string" table:number-columns-spanned="18" table:number-rows-spanned="1">
            <text:p>Relative difference of the fitness value in comparison with the best result of heuristics</text:p>
          </table:table-cell>
          <table:covered-table-cell table:number-columns-repeated="2" table:style-name="ce20"/>
          <table:covered-table-cell table:style-name="ce26"/>
          <table:covered-table-cell table:number-columns-repeated="5" table:style-name="ce20"/>
          <table:covered-table-cell table:style-name="ce26"/>
          <table:covered-table-cell table:number-columns-repeated="2" table:style-name="ce20"/>
          <table:covered-table-cell table:style-name="ce26"/>
          <table:covered-table-cell table:number-columns-repeated="5" table:style-name="ce20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4" table:formula="of:=SUM([.D20:.U20])/15" office:value-type="float" office:value="0.0107909553462217" calcext:value-type="float">
            <text:p>0.010790955346222</text:p>
          </table:table-cell>
          <table:table-cell table:style-name="ce13" table:formula="of:=[.B20]" office:value-type="percentage" office:value="0.0107909553462217" calcext:value-type="percentage">
            <text:p>1.08%</text:p>
          </table:table-cell>
          <table:table-cell table:style-name="ce112"/>
          <table:table-cell table:style-name="ce112" table:formula="of:=([.E4]-[.E7])/[.E4]" office:value-type="float" office:value="0.00748944395812124" calcext:value-type="float">
            <text:p>0.007489443958121</text:p>
          </table:table-cell>
          <table:table-cell table:style-name="ce112" table:formula="of:=([.F4]-[.F7])/[.F4]" office:value-type="float" office:value="0.0053387608909598" calcext:value-type="float">
            <text:p>0.00533876089096</text:p>
          </table:table-cell>
          <table:table-cell table:style-name="ce112" table:formula="of:=([.G4]-[.G7])/[.G4]" office:value-type="float" office:value="0.0155344626214916" calcext:value-type="float">
            <text:p>0.015534462621492</text:p>
          </table:table-cell>
          <table:table-cell table:style-name="ce112"/>
          <table:table-cell table:style-name="ce112" table:formula="of:=([.I4]-[.I7])/[.I4]" office:value-type="float" office:value="0.0138383458648838" calcext:value-type="float">
            <text:p>0.013838345864884</text:p>
          </table:table-cell>
          <table:table-cell table:style-name="ce112" table:formula="of:=([.J4]-[.J7])/[.J4]" office:value-type="float" office:value="0.00831969173202725" calcext:value-type="float">
            <text:p>0.008319691732027</text:p>
          </table:table-cell>
          <table:table-cell table:style-name="ce112" table:formula="of:=([.K4]-[.K7])/[.K4]" office:value-type="float" office:value="0.0100453232047696" calcext:value-type="float">
            <text:p>0.01004532320477</text:p>
          </table:table-cell>
          <table:table-cell table:style-name="ce112" table:formula="of:=([.L4]-[.L7])/[.L4]" office:value-type="float" office:value="0.0078053648491919" calcext:value-type="float">
            <text:p>0.007805364849192</text:p>
          </table:table-cell>
          <table:table-cell table:style-name="ce112" table:formula="of:=([.M4]-[.M7])/[.M4]" office:value-type="float" office:value="0.00909892287526854" calcext:value-type="float">
            <text:p>0.009098922875269</text:p>
          </table:table-cell>
          <table:table-cell table:style-name="ce112"/>
          <table:table-cell table:style-name="ce112" table:formula="of:=([.O4]-[.O7])/[.O4]" office:value-type="float" office:value="0.000203937644181297" calcext:value-type="float">
            <text:p>0.000203937644181</text:p>
          </table:table-cell>
          <table:table-cell table:style-name="ce112" table:formula="of:=([.P4]-[.P7])/[.P4]" office:value-type="float" office:value="0.0245710969462406" calcext:value-type="float">
            <text:p>0.024571096946241</text:p>
          </table:table-cell>
          <table:table-cell table:style-name="ce112" table:formula="of:=([.Q4]-[.Q7])/[.Q4]" office:value-type="float" office:value="0.0172846535066086" calcext:value-type="float">
            <text:p>0.017284653506609</text:p>
          </table:table-cell>
          <table:table-cell table:style-name="ce112" table:formula="of:=([.R4]-[.R7])/[.R4]" office:value-type="float" office:value="0.00695974695140756" calcext:value-type="float">
            <text:p>0.006959746951408</text:p>
          </table:table-cell>
          <table:table-cell table:style-name="ce112" table:formula="of:=([.S4]-[.S7])/[.S4]" office:value-type="float" office:value="0.00467901588175468" calcext:value-type="float">
            <text:p>0.004679015881755</text:p>
          </table:table-cell>
          <table:table-cell table:style-name="ce112" table:formula="of:=([.T4]-[.T7])/[.T4]" office:value-type="float" office:value="0.00734225503064027" calcext:value-type="float">
            <text:p>0.00734225503064</text:p>
          </table:table-cell>
          <table:table-cell table:style-name="ce112" table:formula="of:=([.U4]-[.U7])/[.U4]" office:value-type="float" office:value="0.0233533082357782" calcext:value-type="float">
            <text:p>0.023353308235778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4" table:formula="of:=SUM([.D21:.U21])/15" office:value-type="float" office:value="0.0118249970899318" calcext:value-type="float">
            <text:p>0.011824997089932</text:p>
          </table:table-cell>
          <table:table-cell table:style-name="ce13" table:formula="of:=[.B21]" office:value-type="percentage" office:value="0.0118249970899318" calcext:value-type="percentage">
            <text:p>1.18%</text:p>
          </table:table-cell>
          <table:table-cell table:style-name="ce112"/>
          <table:table-cell table:style-name="ce112" table:formula="of:=([.E4]-[.E8])/[.E4]" office:value-type="float" office:value="0.00828324532265292" calcext:value-type="float">
            <text:p>0.008283245322653</text:p>
          </table:table-cell>
          <table:table-cell table:style-name="ce112" table:formula="of:=([.F4]-[.F8])/[.F4]" office:value-type="float" office:value="0.00467659387869758" calcext:value-type="float">
            <text:p>0.004676593878698</text:p>
          </table:table-cell>
          <table:table-cell table:style-name="ce112" table:formula="of:=([.G4]-[.G8])/[.G4]" office:value-type="float" office:value="0.0119075903018278" calcext:value-type="float">
            <text:p>0.011907590301828</text:p>
          </table:table-cell>
          <table:table-cell table:style-name="ce112"/>
          <table:table-cell table:style-name="ce112" table:formula="of:=([.I4]-[.I8])/[.I4]" office:value-type="float" office:value="0.0138048924937646" calcext:value-type="float">
            <text:p>0.013804892493765</text:p>
          </table:table-cell>
          <table:table-cell table:style-name="ce112" table:formula="of:=([.J4]-[.J8])/[.J4]" office:value-type="float" office:value="0.00814702649458343" calcext:value-type="float">
            <text:p>0.008147026494583</text:p>
          </table:table-cell>
          <table:table-cell table:style-name="ce112" table:formula="of:=([.K4]-[.K8])/[.K4]" office:value-type="float" office:value="0.0129636971501509" calcext:value-type="float">
            <text:p>0.012963697150151</text:p>
          </table:table-cell>
          <table:table-cell table:style-name="ce112" table:formula="of:=([.L4]-[.L8])/[.L4]" office:value-type="float" office:value="0.0122446805549633" calcext:value-type="float">
            <text:p>0.012244680554963</text:p>
          </table:table-cell>
          <table:table-cell table:style-name="ce112" table:formula="of:=([.M4]-[.M8])/[.M4]" office:value-type="float" office:value="0.00921998400080113" calcext:value-type="float">
            <text:p>0.009219984000801</text:p>
          </table:table-cell>
          <table:table-cell table:style-name="ce112"/>
          <table:table-cell table:style-name="ce112" table:formula="of:=([.O4]-[.O8])/[.O4]" office:value-type="float" office:value="0.000715881759270283" calcext:value-type="float">
            <text:p>0.00071588175927</text:p>
          </table:table-cell>
          <table:table-cell table:style-name="ce112" table:formula="of:=([.P4]-[.P8])/[.P4]" office:value-type="float" office:value="0.0292307604408474" calcext:value-type="float">
            <text:p>0.029230760440847</text:p>
          </table:table-cell>
          <table:table-cell table:style-name="ce112" table:formula="of:=([.Q4]-[.Q8])/[.Q4]" office:value-type="float" office:value="0.0136163937868469" calcext:value-type="float">
            <text:p>0.013616393786847</text:p>
          </table:table-cell>
          <table:table-cell table:style-name="ce112" table:formula="of:=([.R4]-[.R8])/[.R4]" office:value-type="float" office:value="0.00621934991504701" calcext:value-type="float">
            <text:p>0.006219349915047</text:p>
          </table:table-cell>
          <table:table-cell table:style-name="ce112" table:formula="of:=([.S4]-[.S8])/[.S4]" office:value-type="float" office:value="0.00564679117270665" calcext:value-type="float">
            <text:p>0.005646791172707</text:p>
          </table:table-cell>
          <table:table-cell table:style-name="ce112" table:formula="of:=([.T4]-[.T8])/[.T4]" office:value-type="float" office:value="0.0130893353680091" calcext:value-type="float">
            <text:p>0.013089335368009</text:p>
          </table:table-cell>
          <table:table-cell table:style-name="ce112" table:formula="of:=([.U4]-[.U8])/[.U4]" office:value-type="float" office:value="0.0276087337088082" calcext:value-type="float">
            <text:p>0.027608733708808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4" table:formula="of:=SUM([.D22:.U22])/15" office:value-type="float" office:value="0.0133672464881775" calcext:value-type="float">
            <text:p>0.013367246488178</text:p>
          </table:table-cell>
          <table:table-cell table:style-name="ce13" table:formula="of:=[.B22]" office:value-type="percentage" office:value="0.0133672464881775" calcext:value-type="percentage">
            <text:p>1.34%</text:p>
          </table:table-cell>
          <table:table-cell table:style-name="ce112"/>
          <table:table-cell table:style-name="ce112" table:formula="of:=([.E4]-[.E9])/[.E4]" office:value-type="float" office:value="0.00776041971033247" calcext:value-type="float">
            <text:p>0.007760419710332</text:p>
          </table:table-cell>
          <table:table-cell table:style-name="ce112" table:formula="of:=([.F4]-[.F9])/[.F4]" office:value-type="float" office:value="0.0064150092834849" calcext:value-type="float">
            <text:p>0.006415009283485</text:p>
          </table:table-cell>
          <table:table-cell table:style-name="ce112" table:formula="of:=([.G4]-[.G9])/[.G4]" office:value-type="float" office:value="0.00878765216502291" calcext:value-type="float">
            <text:p>0.008787652165023</text:p>
          </table:table-cell>
          <table:table-cell table:style-name="ce112"/>
          <table:table-cell table:style-name="ce112" table:formula="of:=([.I4]-[.I9])/[.I4]" office:value-type="float" office:value="0.0124101163095162" calcext:value-type="float">
            <text:p>0.012410116309516</text:p>
          </table:table-cell>
          <table:table-cell table:style-name="ce112" table:formula="of:=([.J4]-[.J9])/[.J4]" office:value-type="float" office:value="0.00780799604553336" calcext:value-type="float">
            <text:p>0.007807996045533</text:p>
          </table:table-cell>
          <table:table-cell table:style-name="ce112" table:formula="of:=([.K4]-[.K9])/[.K4]" office:value-type="float" office:value="0.0153682649000384" calcext:value-type="float">
            <text:p>0.015368264900038</text:p>
          </table:table-cell>
          <table:table-cell table:style-name="ce112" table:formula="of:=([.L4]-[.L9])/[.L4]" office:value-type="float" office:value="0.0105387825861153" calcext:value-type="float">
            <text:p>0.010538782586115</text:p>
          </table:table-cell>
          <table:table-cell table:style-name="ce112" table:formula="of:=([.M4]-[.M9])/[.M4]" office:value-type="float" office:value="0.00949768707245789" calcext:value-type="float">
            <text:p>0.009497687072458</text:p>
          </table:table-cell>
          <table:table-cell table:style-name="ce112"/>
          <table:table-cell table:style-name="ce112" table:formula="of:=([.O4]-[.O9])/[.O4]" office:value-type="float" office:value="0.00051168238226918" calcext:value-type="float">
            <text:p>0.000511682382269</text:p>
          </table:table-cell>
          <table:table-cell table:style-name="ce112" table:formula="of:=([.P4]-[.P9])/[.P4]" office:value-type="float" office:value="0.0353261506531778" calcext:value-type="float">
            <text:p>0.035326150653178</text:p>
          </table:table-cell>
          <table:table-cell table:style-name="ce112" table:formula="of:=([.Q4]-[.Q9])/[.Q4]" office:value-type="float" office:value="0.0220490992814262" calcext:value-type="float">
            <text:p>0.022049099281426</text:p>
          </table:table-cell>
          <table:table-cell table:style-name="ce112" table:formula="of:=([.R4]-[.R9])/[.R4]" office:value-type="float" office:value="0.00990176171523467" calcext:value-type="float">
            <text:p>0.009901761715235</text:p>
          </table:table-cell>
          <table:table-cell table:style-name="ce112" table:formula="of:=([.S4]-[.S9])/[.S4]" office:value-type="float" office:value="0.00715701537990518" calcext:value-type="float">
            <text:p>0.007157015379905</text:p>
          </table:table-cell>
          <table:table-cell table:style-name="ce112" table:formula="of:=([.T4]-[.T9])/[.T4]" office:value-type="float" office:value="0.019876579923251" calcext:value-type="float">
            <text:p>0.019876579923251</text:p>
          </table:table-cell>
          <table:table-cell table:style-name="ce112" table:formula="of:=([.U4]-[.U9])/[.U4]" office:value-type="float" office:value="0.0271004799148977" calcext:value-type="float">
            <text:p>0.027100479914898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4" table:formula="of:=SUM([.D23:.U23])/15" office:value-type="float" office:value="0.00994838006481872" calcext:value-type="float">
            <text:p>0.009948380064819</text:p>
          </table:table-cell>
          <table:table-cell table:style-name="ce13" table:formula="of:=[.B23]" office:value-type="percentage" office:value="0.00994838006481872" calcext:value-type="percentage">
            <text:p>0.99%</text:p>
          </table:table-cell>
          <table:table-cell table:style-name="ce112"/>
          <table:table-cell table:style-name="ce112" table:formula="of:=([.E4]-[.E10])/[.E4]" office:value-type="float" office:value="0.00400832477112456" calcext:value-type="float">
            <text:p>0.004008324771125</text:p>
          </table:table-cell>
          <table:table-cell table:style-name="ce112" table:formula="of:=([.F4]-[.F10])/[.F4]" office:value-type="float" office:value="0.0038912948727564" calcext:value-type="float">
            <text:p>0.003891294872756</text:p>
          </table:table-cell>
          <table:table-cell table:style-name="ce112" table:formula="of:=([.G4]-[.G10])/[.G4]" office:value-type="float" office:value="0.0102301927182277" calcext:value-type="float">
            <text:p>0.010230192718228</text:p>
          </table:table-cell>
          <table:table-cell table:style-name="ce112"/>
          <table:table-cell table:style-name="ce112" table:formula="of:=([.I4]-[.I10])/[.I4]" office:value-type="float" office:value="0.0119487705493922" calcext:value-type="float">
            <text:p>0.011948770549392</text:p>
          </table:table-cell>
          <table:table-cell table:style-name="ce112" table:formula="of:=([.J4]-[.J10])/[.J4]" office:value-type="float" office:value="0.00626656749012896" calcext:value-type="float">
            <text:p>0.006266567490129</text:p>
          </table:table-cell>
          <table:table-cell table:style-name="ce112" table:formula="of:=([.K4]-[.K10])/[.K4]" office:value-type="float" office:value="0.0090658224109495" calcext:value-type="float">
            <text:p>0.00906582241095</text:p>
          </table:table-cell>
          <table:table-cell table:style-name="ce112" table:formula="of:=([.L4]-[.L10])/[.L4]" office:value-type="float" office:value="0.00938603769317686" calcext:value-type="float">
            <text:p>0.009386037693177</text:p>
          </table:table-cell>
          <table:table-cell table:style-name="ce112" table:formula="of:=([.M4]-[.M10])/[.M4]" office:value-type="float" office:value="0.0111878690839452" calcext:value-type="float">
            <text:p>0.011187869083945</text:p>
          </table:table-cell>
          <table:table-cell table:style-name="ce112"/>
          <table:table-cell table:style-name="ce112" table:formula="of:=([.O4]-[.O10])/[.O4]" office:value-type="float" office:value="0.000494881135745663" calcext:value-type="float">
            <text:p>0.000494881135746</text:p>
          </table:table-cell>
          <table:table-cell table:style-name="ce112" table:formula="of:=([.P4]-[.P10])/[.P4]" office:value-type="float" office:value="0.0296456554075816" calcext:value-type="float">
            <text:p>0.029645655407582</text:p>
          </table:table-cell>
          <table:table-cell table:style-name="ce112" table:formula="of:=([.Q4]-[.Q10])/[.Q4]" office:value-type="float" office:value="0.0172392079540669" calcext:value-type="float">
            <text:p>0.017239207954067</text:p>
          </table:table-cell>
          <table:table-cell table:style-name="ce112" table:formula="of:=([.R4]-[.R10])/[.R4]" office:value-type="float" office:value="0.0105700035545456" calcext:value-type="float">
            <text:p>0.010570003554546</text:p>
          </table:table-cell>
          <table:table-cell table:style-name="ce112" table:formula="of:=([.S4]-[.S10])/[.S4]" office:value-type="float" office:value="0.00369452620441593" calcext:value-type="float">
            <text:p>0.003694526204416</text:p>
          </table:table-cell>
          <table:table-cell table:style-name="ce112" table:formula="of:=([.T4]-[.T10])/[.T4]" office:value-type="float" office:value="0.00414317487887135" calcext:value-type="float">
            <text:p>0.004143174878871</text:p>
          </table:table-cell>
          <table:table-cell table:style-name="ce112" table:formula="of:=([.U4]-[.U10])/[.U4]" office:value-type="float" office:value="0.0174533722473523" calcext:value-type="float">
            <text:p>0.017453372247352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4" table:formula="of:=SUM([.D24:.U24])/15" office:value-type="float" office:value="0.0103549873111257" calcext:value-type="float">
            <text:p>0.010354987311126</text:p>
          </table:table-cell>
          <table:table-cell table:style-name="ce13" table:formula="of:=[.B24]" office:value-type="percentage" office:value="0.0103549873111257" calcext:value-type="percentage">
            <text:p>1.04%</text:p>
          </table:table-cell>
          <table:table-cell table:style-name="ce112"/>
          <table:table-cell table:style-name="ce112" table:formula="of:=([.E4]-[.E11])/[.E4]" office:value-type="float" office:value="0.00692055360098567" calcext:value-type="float">
            <text:p>0.006920553600986</text:p>
          </table:table-cell>
          <table:table-cell table:style-name="ce112" table:formula="of:=([.F4]-[.F11])/[.F4]" office:value-type="float" office:value="0.00461891626668816" calcext:value-type="float">
            <text:p>0.004618916266688</text:p>
          </table:table-cell>
          <table:table-cell table:style-name="ce112" table:formula="of:=([.G4]-[.G11])/[.G4]" office:value-type="float" office:value="0.00781231594019757" calcext:value-type="float">
            <text:p>0.007812315940198</text:p>
          </table:table-cell>
          <table:table-cell table:style-name="ce112"/>
          <table:table-cell table:style-name="ce112" table:formula="of:=([.I4]-[.I11])/[.I4]" office:value-type="float" office:value="0.0165147656672154" calcext:value-type="float">
            <text:p>0.016514765667215</text:p>
          </table:table-cell>
          <table:table-cell table:style-name="ce112" table:formula="of:=([.J4]-[.J11])/[.J4]" office:value-type="float" office:value="0.00471861910943732" calcext:value-type="float">
            <text:p>0.004718619109437</text:p>
          </table:table-cell>
          <table:table-cell table:style-name="ce112" table:formula="of:=([.K4]-[.K11])/[.K4]" office:value-type="float" office:value="0.00499728812597033" calcext:value-type="float">
            <text:p>0.00499728812597</text:p>
          </table:table-cell>
          <table:table-cell table:style-name="ce112" table:formula="of:=([.L4]-[.L11])/[.L4]" office:value-type="float" office:value="0.0103203214907147" calcext:value-type="float">
            <text:p>0.010320321490715</text:p>
          </table:table-cell>
          <table:table-cell table:style-name="ce112" table:formula="of:=([.M4]-[.M11])/[.M4]" office:value-type="float" office:value="0.010537679279227" calcext:value-type="float">
            <text:p>0.010537679279227</text:p>
          </table:table-cell>
          <table:table-cell table:style-name="ce112"/>
          <table:table-cell table:style-name="ce112" table:formula="of:=([.O4]-[.O11])/[.O4]" office:value-type="float" office:value="0.000578472172316485" calcext:value-type="float">
            <text:p>0.000578472172316</text:p>
          </table:table-cell>
          <table:table-cell table:style-name="ce112" table:formula="of:=([.P4]-[.P11])/[.P4]" office:value-type="float" office:value="0.033639416113642" calcext:value-type="float">
            <text:p>0.033639416113642</text:p>
          </table:table-cell>
          <table:table-cell table:style-name="ce112" table:formula="of:=([.Q4]-[.Q11])/[.Q4]" office:value-type="float" office:value="0.0242229828882799" calcext:value-type="float">
            <text:p>0.02422298288828</text:p>
          </table:table-cell>
          <table:table-cell table:style-name="ce112" table:formula="of:=([.R4]-[.R11])/[.R4]" office:value-type="float" office:value="0.00650155232707746" calcext:value-type="float">
            <text:p>0.006501552327077</text:p>
          </table:table-cell>
          <table:table-cell table:style-name="ce112" table:formula="of:=([.S4]-[.S11])/[.S4]" office:value-type="float" office:value="0.00144823897677478" calcext:value-type="float">
            <text:p>0.001448238976775</text:p>
          </table:table-cell>
          <table:table-cell table:style-name="ce112" table:formula="of:=([.T4]-[.T11])/[.T4]" office:value-type="float" office:value="0.00722930291455055" calcext:value-type="float">
            <text:p>0.007229302914551</text:p>
          </table:table-cell>
          <table:table-cell table:style-name="ce112" table:formula="of:=([.U4]-[.U11])/[.U4]" office:value-type="float" office:value="0.015264384793808" calcext:value-type="float">
            <text:p>0.015264384793808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4" table:formula="of:=SUM([.D25:.U25])/15" office:value-type="float" office:value="0.0113821404277209" calcext:value-type="float">
            <text:p>0.011382140427721</text:p>
          </table:table-cell>
          <table:table-cell table:style-name="ce13" table:formula="of:=[.B25]" office:value-type="percentage" office:value="0.0113821404277209" calcext:value-type="percentage">
            <text:p>1.14%</text:p>
          </table:table-cell>
          <table:table-cell table:style-name="ce112"/>
          <table:table-cell table:style-name="ce112" table:formula="of:=([.E4]-[.E12])/[.E4]" office:value-type="float" office:value="0.00477826579741782" calcext:value-type="float">
            <text:p>0.004778265797418</text:p>
          </table:table-cell>
          <table:table-cell table:style-name="ce112" table:formula="of:=([.F4]-[.F12])/[.F4]" office:value-type="float" office:value="0.00467638747431956" calcext:value-type="float">
            <text:p>0.00467638747432</text:p>
          </table:table-cell>
          <table:table-cell table:style-name="ce112" table:formula="of:=([.G4]-[.G12])/[.G4]" office:value-type="float" office:value="0.0111163083562991" calcext:value-type="float">
            <text:p>0.011116308356299</text:p>
          </table:table-cell>
          <table:table-cell table:style-name="ce112"/>
          <table:table-cell table:style-name="ce112" table:formula="of:=([.I4]-[.I12])/[.I4]" office:value-type="float" office:value="0.0112180747988569" calcext:value-type="float">
            <text:p>0.011218074798857</text:p>
          </table:table-cell>
          <table:table-cell table:style-name="ce112" table:formula="of:=([.J4]-[.J12])/[.J4]" office:value-type="float" office:value="0.00377549927923741" calcext:value-type="float">
            <text:p>0.003775499279237</text:p>
          </table:table-cell>
          <table:table-cell table:style-name="ce112" table:formula="of:=([.K4]-[.K12])/[.K4]" office:value-type="float" office:value="0.00991245590643895" calcext:value-type="float">
            <text:p>0.009912455906439</text:p>
          </table:table-cell>
          <table:table-cell table:style-name="ce112" table:formula="of:=([.L4]-[.L12])/[.L4]" office:value-type="float" office:value="0.0138977333781309" calcext:value-type="float">
            <text:p>0.013897733378131</text:p>
          </table:table-cell>
          <table:table-cell table:style-name="ce112" table:formula="of:=([.M4]-[.M12])/[.M4]" office:value-type="float" office:value="0.010228712229995" calcext:value-type="float">
            <text:p>0.010228712229995</text:p>
          </table:table-cell>
          <table:table-cell table:style-name="ce112"/>
          <table:table-cell table:style-name="ce112" table:formula="of:=([.O4]-[.O12])/[.O4]" office:value-type="float" office:value="0.000816274042364982" calcext:value-type="float">
            <text:p>0.000816274042365</text:p>
          </table:table-cell>
          <table:table-cell table:style-name="ce112" table:formula="of:=([.P4]-[.P12])/[.P4]" office:value-type="float" office:value="0.0361543842875203" calcext:value-type="float">
            <text:p>0.03615438428752</text:p>
          </table:table-cell>
          <table:table-cell table:style-name="ce112" table:formula="of:=([.Q4]-[.Q12])/[.Q4]" office:value-type="float" office:value="0.0201753493906069" calcext:value-type="float">
            <text:p>0.020175349390607</text:p>
          </table:table-cell>
          <table:table-cell table:style-name="ce112" table:formula="of:=([.R4]-[.R12])/[.R4]" office:value-type="float" office:value="0.00608298034022905" calcext:value-type="float">
            <text:p>0.006082980340229</text:p>
          </table:table-cell>
          <table:table-cell table:style-name="ce112" table:formula="of:=([.S4]-[.S12])/[.S4]" office:value-type="float" office:value="0.00169669715710125" calcext:value-type="float">
            <text:p>0.001696697157101</text:p>
          </table:table-cell>
          <table:table-cell table:style-name="ce112" table:formula="of:=([.T4]-[.T12])/[.T4]" office:value-type="float" office:value="0.0104073625325752" calcext:value-type="float">
            <text:p>0.010407362532575</text:p>
          </table:table-cell>
          <table:table-cell table:style-name="ce112" table:formula="of:=([.U4]-[.U12])/[.U4]" office:value-type="float" office:value="0.02579562144472" calcext:value-type="float">
            <text:p>0.02579562144472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4" table:formula="of:=SUM([.D26:.U26])/15" office:value-type="float" office:value="0.0127260710952991" calcext:value-type="float">
            <text:p>0.012726071095299</text:p>
          </table:table-cell>
          <table:table-cell table:style-name="ce13" table:formula="of:=[.B26]" office:value-type="percentage" office:value="0.0127260710952991" calcext:value-type="percentage">
            <text:p>1.27%</text:p>
          </table:table-cell>
          <table:table-cell table:style-name="ce112"/>
          <table:table-cell table:style-name="ce112" table:formula="of:=([.E4]-[.E13])/[.E4]" office:value-type="float" office:value="0.00202464754122382" calcext:value-type="float">
            <text:p>0.002024647541224</text:p>
          </table:table-cell>
          <table:table-cell table:style-name="ce112" table:formula="of:=([.F4]-[.F13])/[.F4]" office:value-type="float" office:value="0.00590609667140491" calcext:value-type="float">
            <text:p>0.005906096671405</text:p>
          </table:table-cell>
          <table:table-cell table:style-name="ce112" table:formula="of:=([.G4]-[.G13])/[.G4]" office:value-type="float" office:value="0.0133990568436751" calcext:value-type="float">
            <text:p>0.013399056843675</text:p>
          </table:table-cell>
          <table:table-cell table:style-name="ce112"/>
          <table:table-cell table:style-name="ce112" table:formula="of:=([.I4]-[.I13])/[.I4]" office:value-type="float" office:value="0.0158498032931874" calcext:value-type="float">
            <text:p>0.015849803293188</text:p>
          </table:table-cell>
          <table:table-cell table:style-name="ce112" table:formula="of:=([.J4]-[.J13])/[.J4]" office:value-type="float" office:value="0.00715548247208378" calcext:value-type="float">
            <text:p>0.007155482472084</text:p>
          </table:table-cell>
          <table:table-cell table:style-name="ce112" table:formula="of:=([.K4]-[.K13])/[.K4]" office:value-type="float" office:value="0.0101312773928415" calcext:value-type="float">
            <text:p>0.010131277392842</text:p>
          </table:table-cell>
          <table:table-cell table:style-name="ce112" table:formula="of:=([.L4]-[.L13])/[.L4]" office:value-type="float" office:value="0.0131379185094905" calcext:value-type="float">
            <text:p>0.013137918509491</text:p>
          </table:table-cell>
          <table:table-cell table:style-name="ce112" table:formula="of:=([.M4]-[.M13])/[.M4]" office:value-type="float" office:value="0.0106808822563716" calcext:value-type="float">
            <text:p>0.010680882256372</text:p>
          </table:table-cell>
          <table:table-cell table:style-name="ce112"/>
          <table:table-cell table:style-name="ce112" table:formula="of:=([.O4]-[.O13])/[.O4]" office:value-type="float" office:value="0.000832696627683839" calcext:value-type="float">
            <text:p>0.000832696627684</text:p>
          </table:table-cell>
          <table:table-cell table:style-name="ce112" table:formula="of:=([.P4]-[.P13])/[.P4]" office:value-type="float" office:value="0.0441014051454042" calcext:value-type="float">
            <text:p>0.044101405145404</text:p>
          </table:table-cell>
          <table:table-cell table:style-name="ce112" table:formula="of:=([.Q4]-[.Q13])/[.Q4]" office:value-type="float" office:value="0.0255129784694286" calcext:value-type="float">
            <text:p>0.025512978469429</text:p>
          </table:table-cell>
          <table:table-cell table:style-name="ce112" table:formula="of:=([.R4]-[.R13])/[.R4]" office:value-type="float" office:value="0.00529587907236379" calcext:value-type="float">
            <text:p>0.005295879072364</text:p>
          </table:table-cell>
          <table:table-cell table:style-name="ce112" table:formula="of:=([.S4]-[.S13])/[.S4]" office:value-type="float" office:value="0.00430459702881603" calcext:value-type="float">
            <text:p>0.004304597028816</text:p>
          </table:table-cell>
          <table:table-cell table:style-name="ce112" table:formula="of:=([.T4]-[.T13])/[.T4]" office:value-type="float" office:value="0.00734225503064027" calcext:value-type="float">
            <text:p>0.00734225503064</text:p>
          </table:table-cell>
          <table:table-cell table:style-name="ce112" table:formula="of:=([.U4]-[.U13])/[.U4]" office:value-type="float" office:value="0.0252160900748708" calcext:value-type="float">
            <text:p>0.025216090074871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4" table:formula="of:=SUM([.D27:.U27])/15" office:value-type="float" office:value="0.0131922776667453" calcext:value-type="float">
            <text:p>0.013192277666745</text:p>
          </table:table-cell>
          <table:table-cell table:style-name="ce13" table:formula="of:=[.B27]" office:value-type="percentage" office:value="0.0131922776667453" calcext:value-type="percentage">
            <text:p>1.32%</text:p>
          </table:table-cell>
          <table:table-cell table:style-name="ce112"/>
          <table:table-cell table:style-name="ce112" table:formula="of:=([.E4]-[.E14])/[.E4]" office:value-type="float" office:value="0.00785325162222255" calcext:value-type="float">
            <text:p>0.007853251622223</text:p>
          </table:table-cell>
          <table:table-cell table:style-name="ce112" table:formula="of:=([.F4]-[.F14])/[.F4]" office:value-type="float" office:value="0.00513760199756504" calcext:value-type="float">
            <text:p>0.005137601997565</text:p>
          </table:table-cell>
          <table:table-cell table:style-name="ce112" table:formula="of:=([.G4]-[.G14])/[.G4]" office:value-type="float" office:value="0.0134607601685722" calcext:value-type="float">
            <text:p>0.013460760168572</text:p>
          </table:table-cell>
          <table:table-cell table:style-name="ce112"/>
          <table:table-cell table:style-name="ce112" table:formula="of:=([.I4]-[.I14])/[.I4]" office:value-type="float" office:value="0.0159208842208629" calcext:value-type="float">
            <text:p>0.015920884220863</text:p>
          </table:table-cell>
          <table:table-cell table:style-name="ce112" table:formula="of:=([.J4]-[.J14])/[.J4]" office:value-type="float" office:value="0.00672171767515308" calcext:value-type="float">
            <text:p>0.006721717675153</text:p>
          </table:table-cell>
          <table:table-cell table:style-name="ce112" table:formula="of:=([.K4]-[.K14])/[.K4]" office:value-type="float" office:value="0.0110475548317265" calcext:value-type="float">
            <text:p>0.011047554831727</text:p>
          </table:table-cell>
          <table:table-cell table:style-name="ce112" table:formula="of:=([.L4]-[.L14])/[.L4]" office:value-type="float" office:value="0.0147493150990568" calcext:value-type="float">
            <text:p>0.014749315099057</text:p>
          </table:table-cell>
          <table:table-cell table:style-name="ce112" table:formula="of:=([.M4]-[.M14])/[.M4]" office:value-type="float" office:value="0.0105940287862882" calcext:value-type="float">
            <text:p>0.010594028786288</text:p>
          </table:table-cell>
          <table:table-cell table:style-name="ce112"/>
          <table:table-cell table:style-name="ce112" table:formula="of:=([.O4]-[.O14])/[.O4]" office:value-type="float" office:value="0.000391074041838898" calcext:value-type="float">
            <text:p>0.000391074041839</text:p>
          </table:table-cell>
          <table:table-cell table:style-name="ce112" table:formula="of:=([.P4]-[.P14])/[.P4]" office:value-type="float" office:value="0.0397190083537019" calcext:value-type="float">
            <text:p>0.039719008353702</text:p>
          </table:table-cell>
          <table:table-cell table:style-name="ce112" table:formula="of:=([.Q4]-[.Q14])/[.Q4]" office:value-type="float" office:value="0.0203820841187576" calcext:value-type="float">
            <text:p>0.020382084118758</text:p>
          </table:table-cell>
          <table:table-cell table:style-name="ce112" table:formula="of:=([.R4]-[.R14])/[.R4]" office:value-type="float" office:value="0.0087737167673264" calcext:value-type="float">
            <text:p>0.008773716767326</text:p>
          </table:table-cell>
          <table:table-cell table:style-name="ce112" table:formula="of:=([.S4]-[.S14])/[.S4]" office:value-type="float" office:value="0.0050201527952513" calcext:value-type="float">
            <text:p>0.005020152795251</text:p>
          </table:table-cell>
          <table:table-cell table:style-name="ce112" table:formula="of:=([.T4]-[.T14])/[.T4]" office:value-type="float" office:value="0.0130893353680091" calcext:value-type="float">
            <text:p>0.013089335368009</text:p>
          </table:table-cell>
          <table:table-cell table:style-name="ce112" table:formula="of:=([.U4]-[.U14])/[.U4]" office:value-type="float" office:value="0.025023679154847" calcext:value-type="float">
            <text:p>0.025023679154847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4" table:formula="of:=SUM([.D28:.U28])/15" office:value-type="float" office:value="0.0141952014552568" calcext:value-type="float">
            <text:p>0.014195201455257</text:p>
          </table:table-cell>
          <table:table-cell table:style-name="ce13" table:formula="of:=[.B28]" office:value-type="percentage" office:value="0.0141952014552568" calcext:value-type="percentage">
            <text:p>1.42%</text:p>
          </table:table-cell>
          <table:table-cell table:style-name="ce112"/>
          <table:table-cell table:style-name="ce112" table:formula="of:=([.E4]-[.E15])/[.E4]" office:value-type="float" office:value="0.00730729384063719" calcext:value-type="float">
            <text:p>0.007307293840637</text:p>
          </table:table-cell>
          <table:table-cell table:style-name="ce112" table:formula="of:=([.F4]-[.F15])/[.F4]" office:value-type="float" office:value="0.00542461205398969" calcext:value-type="float">
            <text:p>0.00542461205399</text:p>
          </table:table-cell>
          <table:table-cell table:style-name="ce112" table:formula="of:=([.G4]-[.G15])/[.G4]" office:value-type="float" office:value="0.0107868800584798" calcext:value-type="float">
            <text:p>0.01078688005848</text:p>
          </table:table-cell>
          <table:table-cell table:style-name="ce112"/>
          <table:table-cell table:style-name="ce112" table:formula="of:=([.I4]-[.I15])/[.I4]" office:value-type="float" office:value="0.0141906383370838" calcext:value-type="float">
            <text:p>0.014190638337084</text:p>
          </table:table-cell>
          <table:table-cell table:style-name="ce112" table:formula="of:=([.J4]-[.J15])/[.J4]" office:value-type="float" office:value="0.00579258966199623" calcext:value-type="float">
            <text:p>0.005792589661996</text:p>
          </table:table-cell>
          <table:table-cell table:style-name="ce112" table:formula="of:=([.K4]-[.K15])/[.K4]" office:value-type="float" office:value="0.014384103819272" calcext:value-type="float">
            <text:p>0.014384103819272</text:p>
          </table:table-cell>
          <table:table-cell table:style-name="ce112" table:formula="of:=([.L4]-[.L15])/[.L4]" office:value-type="float" office:value="0.011714584210232" calcext:value-type="float">
            <text:p>0.011714584210232</text:p>
          </table:table-cell>
          <table:table-cell table:style-name="ce112" table:formula="of:=([.M4]-[.M15])/[.M4]" office:value-type="float" office:value="0.00954148021053559" calcext:value-type="float">
            <text:p>0.009541480210536</text:p>
          </table:table-cell>
          <table:table-cell table:style-name="ce112"/>
          <table:table-cell table:style-name="ce112" table:formula="of:=([.O4]-[.O15])/[.O4]" office:value-type="float" office:value="0.000220738890704814" calcext:value-type="float">
            <text:p>0.000220738890705</text:p>
          </table:table-cell>
          <table:table-cell table:style-name="ce112" table:formula="of:=([.P4]-[.P15])/[.P4]" office:value-type="float" office:value="0.0494273679789761" calcext:value-type="float">
            <text:p>0.049427367978976</text:p>
          </table:table-cell>
          <table:table-cell table:style-name="ce112" table:formula="of:=([.Q4]-[.Q15])/[.Q4]" office:value-type="float" office:value="0.0211134973608045" calcext:value-type="float">
            <text:p>0.021113497360805</text:p>
          </table:table-cell>
          <table:table-cell table:style-name="ce112" table:formula="of:=([.R4]-[.R15])/[.R4]" office:value-type="float" office:value="0.00893481720505559" calcext:value-type="float">
            <text:p>0.008934817205056</text:p>
          </table:table-cell>
          <table:table-cell table:style-name="ce112" table:formula="of:=([.S4]-[.S15])/[.S4]" office:value-type="float" office:value="0.00526455320930014" calcext:value-type="float">
            <text:p>0.0052645532093</text:p>
          </table:table-cell>
          <table:table-cell table:style-name="ce112" table:formula="of:=([.T4]-[.T15])/[.T4]" office:value-type="float" office:value="0.019876579923251" calcext:value-type="float">
            <text:p>0.019876579923251</text:p>
          </table:table-cell>
          <table:table-cell table:style-name="ce112" table:formula="of:=([.U4]-[.U15])/[.U4]" office:value-type="float" office:value="0.0289482850685333" calcext:value-type="float">
            <text:p>0.028948285068533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4" table:formula="of:=SUM([.D29:.U29])/15" office:value-type="float" office:value="0.0126671828572861" calcext:value-type="float">
            <text:p>0.012667182857286</text:p>
          </table:table-cell>
          <table:table-cell table:style-name="ce13" table:formula="of:=[.B29]" office:value-type="percentage" office:value="0.0126671828572861" calcext:value-type="percentage">
            <text:p>1.27%</text:p>
          </table:table-cell>
          <table:table-cell table:style-name="ce112"/>
          <table:table-cell table:style-name="ce112" table:formula="of:=([.E4]-[.E16])/[.E4]" office:value-type="float" office:value="0.00217219443030924" calcext:value-type="float">
            <text:p>0.002172194430309</text:p>
          </table:table-cell>
          <table:table-cell table:style-name="ce112" table:formula="of:=([.F4]-[.F16])/[.F4]" office:value-type="float" office:value="0.00575164443745932" calcext:value-type="float">
            <text:p>0.005751644437459</text:p>
          </table:table-cell>
          <table:table-cell table:style-name="ce112" table:formula="of:=([.G4]-[.G16])/[.G4]" office:value-type="float" office:value="0.0133990568436751" calcext:value-type="float">
            <text:p>0.013399056843675</text:p>
          </table:table-cell>
          <table:table-cell table:style-name="ce112"/>
          <table:table-cell table:style-name="ce112" table:formula="of:=([.I4]-[.I16])/[.I4]" office:value-type="float" office:value="0.0158498032931874" calcext:value-type="float">
            <text:p>0.015849803293188</text:p>
          </table:table-cell>
          <table:table-cell table:style-name="ce112" table:formula="of:=([.J4]-[.J16])/[.J4]" office:value-type="float" office:value="0.00692297871836824" calcext:value-type="float">
            <text:p>0.006922978718368</text:p>
          </table:table-cell>
          <table:table-cell table:style-name="ce112" table:formula="of:=([.K4]-[.K16])/[.K4]" office:value-type="float" office:value="0.0101312773928415" calcext:value-type="float">
            <text:p>0.010131277392842</text:p>
          </table:table-cell>
          <table:table-cell table:style-name="ce112" table:formula="of:=([.L4]-[.L16])/[.L4]" office:value-type="float" office:value="0.0131379185094905" calcext:value-type="float">
            <text:p>0.013137918509491</text:p>
          </table:table-cell>
          <table:table-cell table:style-name="ce112" table:formula="of:=([.M4]-[.M16])/[.M4]" office:value-type="float" office:value="0.0106808822563716" calcext:value-type="float">
            <text:p>0.010680882256372</text:p>
          </table:table-cell>
          <table:table-cell table:style-name="ce112"/>
          <table:table-cell table:style-name="ce112" table:formula="of:=([.O4]-[.O16])/[.O4]" office:value-type="float" office:value="0.000832696627683839" calcext:value-type="float">
            <text:p>0.000832696627684</text:p>
          </table:table-cell>
          <table:table-cell table:style-name="ce112" table:formula="of:=([.P4]-[.P16])/[.P4]" office:value-type="float" office:value="0.043457490673786" calcext:value-type="float">
            <text:p>0.043457490673786</text:p>
          </table:table-cell>
          <table:table-cell table:style-name="ce112" table:formula="of:=([.Q4]-[.Q16])/[.Q4]" office:value-type="float" office:value="0.0255129784694286" calcext:value-type="float">
            <text:p>0.025512978469429</text:p>
          </table:table-cell>
          <table:table-cell table:style-name="ce112" table:formula="of:=([.R4]-[.R16])/[.R4]" office:value-type="float" office:value="0.00529587907236379" calcext:value-type="float">
            <text:p>0.005295879072364</text:p>
          </table:table-cell>
          <table:table-cell table:style-name="ce112" table:formula="of:=([.S4]-[.S16])/[.S4]" office:value-type="float" office:value="0.00430459702881603" calcext:value-type="float">
            <text:p>0.004304597028816</text:p>
          </table:table-cell>
          <table:table-cell table:style-name="ce112" table:formula="of:=([.T4]-[.T16])/[.T4]" office:value-type="float" office:value="0.00734225503064027" calcext:value-type="float">
            <text:p>0.00734225503064</text:p>
          </table:table-cell>
          <table:table-cell table:style-name="ce112" table:formula="of:=([.U4]-[.U16])/[.U4]" office:value-type="float" office:value="0.0252160900748708" calcext:value-type="float">
            <text:p>0.025216090074871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4" table:formula="of:=SUM([.D30:.U30])/15" office:value-type="float" office:value="0.0130799245825981" calcext:value-type="float">
            <text:p>0.013079924582598</text:p>
          </table:table-cell>
          <table:table-cell table:style-name="ce13" table:formula="of:=[.B30]" office:value-type="percentage" office:value="0.0130799245825981" calcext:value-type="percentage">
            <text:p>1.31%</text:p>
          </table:table-cell>
          <table:table-cell table:style-name="ce112"/>
          <table:table-cell table:style-name="ce112" table:formula="of:=([.E4]-[.E17])/[.E4]" office:value-type="float" office:value="0.00812247743818945" calcext:value-type="float">
            <text:p>0.008122477438189</text:p>
          </table:table-cell>
          <table:table-cell table:style-name="ce112" table:formula="of:=([.F4]-[.F17])/[.F4]" office:value-type="float" office:value="0.00513760199756504" calcext:value-type="float">
            <text:p>0.005137601997565</text:p>
          </table:table-cell>
          <table:table-cell table:style-name="ce112" table:formula="of:=([.G4]-[.G17])/[.G4]" office:value-type="float" office:value="0.0137487325072483" calcext:value-type="float">
            <text:p>0.013748732507248</text:p>
          </table:table-cell>
          <table:table-cell table:style-name="ce112"/>
          <table:table-cell table:style-name="ce112" table:formula="of:=([.I4]-[.I17])/[.I4]" office:value-type="float" office:value="0.0159208842208629" calcext:value-type="float">
            <text:p>0.015920884220863</text:p>
          </table:table-cell>
          <table:table-cell table:style-name="ce112" table:formula="of:=([.J4]-[.J17])/[.J4]" office:value-type="float" office:value="0.00672171767515308" calcext:value-type="float">
            <text:p>0.006721717675153</text:p>
          </table:table-cell>
          <table:table-cell table:style-name="ce112" table:formula="of:=([.K4]-[.K17])/[.K4]" office:value-type="float" office:value="0.0110475548317265" calcext:value-type="float">
            <text:p>0.011047554831727</text:p>
          </table:table-cell>
          <table:table-cell table:style-name="ce112" table:formula="of:=([.L4]-[.L17])/[.L4]" office:value-type="float" office:value="0.0147493150990568" calcext:value-type="float">
            <text:p>0.014749315099057</text:p>
          </table:table-cell>
          <table:table-cell table:style-name="ce112" table:formula="of:=([.M4]-[.M17])/[.M4]" office:value-type="float" office:value="0.0105940287862882" calcext:value-type="float">
            <text:p>0.010594028786288</text:p>
          </table:table-cell>
          <table:table-cell table:style-name="ce112"/>
          <table:table-cell table:style-name="ce112" table:formula="of:=([.O4]-[.O17])/[.O4]" office:value-type="float" office:value="0.000391074041838898" calcext:value-type="float">
            <text:p>0.000391074041839</text:p>
          </table:table-cell>
          <table:table-cell table:style-name="ce112" table:formula="of:=([.P4]-[.P17])/[.P4]" office:value-type="float" office:value="0.0375137803480549" calcext:value-type="float">
            <text:p>0.037513780348055</text:p>
          </table:table-cell>
          <table:table-cell table:style-name="ce112" table:formula="of:=([.Q4]-[.Q17])/[.Q4]" office:value-type="float" office:value="0.0203820841187576" calcext:value-type="float">
            <text:p>0.020382084118758</text:p>
          </table:table-cell>
          <table:table-cell table:style-name="ce112" table:formula="of:=([.R4]-[.R17])/[.R4]" office:value-type="float" office:value="0.00873645035612302" calcext:value-type="float">
            <text:p>0.008736450356123</text:p>
          </table:table-cell>
          <table:table-cell table:style-name="ce112" table:formula="of:=([.S4]-[.S17])/[.S4]" office:value-type="float" office:value="0.0050201527952513" calcext:value-type="float">
            <text:p>0.005020152795251</text:p>
          </table:table-cell>
          <table:table-cell table:style-name="ce112" table:formula="of:=([.T4]-[.T17])/[.T4]" office:value-type="float" office:value="0.0130893353680091" calcext:value-type="float">
            <text:p>0.013089335368009</text:p>
          </table:table-cell>
          <table:table-cell table:style-name="ce112" table:formula="of:=([.U4]-[.U17])/[.U4]" office:value-type="float" office:value="0.025023679154847" calcext:value-type="float">
            <text:p>0.025023679154847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4" table:formula="of:=SUM([.D31:.U31])/15" office:value-type="float" office:value="0.0142097655282835" calcext:value-type="float">
            <text:p>0.014209765528284</text:p>
          </table:table-cell>
          <table:table-cell table:style-name="ce13" table:formula="of:=[.B31]" office:value-type="percentage" office:value="0.0142097655282835" calcext:value-type="percentage">
            <text:p>1.42%</text:p>
          </table:table-cell>
          <table:table-cell table:style-name="ce112"/>
          <table:table-cell table:style-name="ce112" table:formula="of:=([.E4]-[.E18])/[.E4]" office:value-type="float" office:value="0.00730729384063719" calcext:value-type="float">
            <text:p>0.007307293840637</text:p>
          </table:table-cell>
          <table:table-cell table:style-name="ce112" table:formula="of:=([.F4]-[.F18])/[.F4]" office:value-type="float" office:value="0.00542461205398969" calcext:value-type="float">
            <text:p>0.00542461205399</text:p>
          </table:table-cell>
          <table:table-cell table:style-name="ce112" table:formula="of:=([.G4]-[.G18])/[.G4]" office:value-type="float" office:value="0.0107868800584798" calcext:value-type="float">
            <text:p>0.01078688005848</text:p>
          </table:table-cell>
          <table:table-cell table:style-name="ce112"/>
          <table:table-cell table:style-name="ce112" table:formula="of:=([.I4]-[.I18])/[.I4]" office:value-type="float" office:value="0.0141906383370838" calcext:value-type="float">
            <text:p>0.014190638337084</text:p>
          </table:table-cell>
          <table:table-cell table:style-name="ce112" table:formula="of:=([.J4]-[.J18])/[.J4]" office:value-type="float" office:value="0.00579258966199623" calcext:value-type="float">
            <text:p>0.005792589661996</text:p>
          </table:table-cell>
          <table:table-cell table:style-name="ce112" table:formula="of:=([.K4]-[.K18])/[.K4]" office:value-type="float" office:value="0.014384103819272" calcext:value-type="float">
            <text:p>0.014384103819272</text:p>
          </table:table-cell>
          <table:table-cell table:style-name="ce112" table:formula="of:=([.L4]-[.L18])/[.L4]" office:value-type="float" office:value="0.0119330453056324" calcext:value-type="float">
            <text:p>0.011933045305632</text:p>
          </table:table-cell>
          <table:table-cell table:style-name="ce112" table:formula="of:=([.M4]-[.M18])/[.M4]" office:value-type="float" office:value="0.00954148021053559" calcext:value-type="float">
            <text:p>0.009541480210536</text:p>
          </table:table-cell>
          <table:table-cell table:style-name="ce112"/>
          <table:table-cell table:style-name="ce112" table:formula="of:=([.O4]-[.O18])/[.O4]" office:value-type="float" office:value="0.000220738890704814" calcext:value-type="float">
            <text:p>0.000220738890705</text:p>
          </table:table-cell>
          <table:table-cell table:style-name="ce112" table:formula="of:=([.P4]-[.P18])/[.P4]" office:value-type="float" office:value="0.0494273679789761" calcext:value-type="float">
            <text:p>0.049427367978976</text:p>
          </table:table-cell>
          <table:table-cell table:style-name="ce112" table:formula="of:=([.Q4]-[.Q18])/[.Q4]" office:value-type="float" office:value="0.0211134973608045" calcext:value-type="float">
            <text:p>0.021113497360805</text:p>
          </table:table-cell>
          <table:table-cell table:style-name="ce112" table:formula="of:=([.R4]-[.R18])/[.R4]" office:value-type="float" office:value="0.00893481720505559" calcext:value-type="float">
            <text:p>0.008934817205056</text:p>
          </table:table-cell>
          <table:table-cell table:style-name="ce112" table:formula="of:=([.S4]-[.S18])/[.S4]" office:value-type="float" office:value="0.00526455320930014" calcext:value-type="float">
            <text:p>0.0052645532093</text:p>
          </table:table-cell>
          <table:table-cell table:style-name="ce112" table:formula="of:=([.T4]-[.T18])/[.T4]" office:value-type="float" office:value="0.019876579923251" calcext:value-type="float">
            <text:p>0.019876579923251</text:p>
          </table:table-cell>
          <table:table-cell table:style-name="ce112" table:formula="of:=([.U4]-[.U18])/[.U4]" office:value-type="float" office:value="0.0289482850685333" calcext:value-type="float">
            <text:p>0.028948285068533</text:p>
          </table:table-cell>
          <table:table-cell table:style-name="ce54" table:number-columns-repeated="33"/>
          <table:table-cell table:number-columns-repeated="6"/>
        </table:table-row>
        <table:table-row table:style-name="ro6">
          <table:table-cell table:style-name="ce7" table:number-columns-spanned="2" table:number-rows-spanned="1"/>
          <table:covered-table-cell table:style-name="ce14" table:formula="of:=SUM([.D32:.U32])/22" office:value-type="float" office:value="0" calcext:value-type="float">
            <text:p>0</text:p>
          </table:covered-table-cell>
          <table:table-cell table:style-name="ce14"/>
          <table:table-cell table:style-name="ce18" office:value-type="string" calcext:value-type="string" table:number-columns-spanned="18" table:number-rows-spanned="1">
            <text:p>Relative difference of the fitness value in comparison with the optimal value if known</text:p>
          </table:table-cell>
          <table:covered-table-cell table:number-columns-repeated="2" table:style-name="ce20"/>
          <table:covered-table-cell table:style-name="ce26"/>
          <table:covered-table-cell table:number-columns-repeated="5" table:style-name="ce20"/>
          <table:covered-table-cell table:style-name="ce26"/>
          <table:covered-table-cell table:number-columns-repeated="2" table:style-name="ce20"/>
          <table:covered-table-cell table:style-name="ce26"/>
          <table:covered-table-cell table:number-columns-repeated="5" table:style-name="ce20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4" table:formula="of:=SUM([.D33:.U33])/3" office:value-type="float" office:value="-0.0642467090306009" calcext:value-type="float">
            <text:p>-0.064246709030601</text:p>
          </table:table-cell>
          <table:table-cell table:style-name="ce13" table:formula="of:=[.B33]*(-1)" office:value-type="percentage" office:value="0.0642467090306009" calcext:value-type="percentage">
            <text:p>6.42%</text:p>
          </table:table-cell>
          <table:table-cell table:style-name="ce112" table:formula="of:=([.D3]-[.D7])/[.D3]" office:value-type="float" office:value="-0.0772832990502523" calcext:value-type="float">
            <text:p>-0.077283299050252</text:p>
          </table:table-cell>
          <table:table-cell table:style-name="ce112" table:number-columns-repeated="3"/>
          <table:table-cell table:style-name="ce112" table:formula="of:=([.H3]-[.H7])/[.H3]" office:value-type="float" office:value="-0.0331582201580617" calcext:value-type="float">
            <text:p>-0.033158220158062</text:p>
          </table:table-cell>
          <table:table-cell table:style-name="ce112" table:number-columns-repeated="5"/>
          <table:table-cell table:style-name="ce112" table:formula="of:=([.N3]-[.N7])/[.N3]" office:value-type="float" office:value="-0.0822986078834887" calcext:value-type="float">
            <text:p>-0.082298607883489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4" table:formula="of:=SUM([.D34:.U34])/3" office:value-type="float" office:value="-0.0596776946809438" calcext:value-type="float">
            <text:p>-0.059677694680944</text:p>
          </table:table-cell>
          <table:table-cell table:style-name="ce13" table:formula="of:=[.B34]*(-1)" office:value-type="percentage" office:value="0.0596776946809438" calcext:value-type="percentage">
            <text:p>5.97%</text:p>
          </table:table-cell>
          <table:table-cell table:style-name="ce112" table:formula="of:=([.D3]-[.D8])/[.D3]" office:value-type="float" office:value="-0.0661720686913026" calcext:value-type="float">
            <text:p>-0.066172068691303</text:p>
          </table:table-cell>
          <table:table-cell table:style-name="ce112" table:number-columns-repeated="3"/>
          <table:table-cell table:style-name="ce112" table:formula="of:=([.H3]-[.H8])/[.H3]" office:value-type="float" office:value="-0.0303244020379904" calcext:value-type="float">
            <text:p>-0.03032440203799</text:p>
          </table:table-cell>
          <table:table-cell table:style-name="ce112" table:number-columns-repeated="5"/>
          <table:table-cell table:style-name="ce112" table:formula="of:=([.N3]-[.N8])/[.N3]" office:value-type="float" office:value="-0.0825366133135383" calcext:value-type="float">
            <text:p>-0.082536613313538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4" table:formula="of:=SUM([.D35:.U35])/3" office:value-type="float" office:value="-0.0619934370309709" calcext:value-type="float">
            <text:p>-0.061993437030971</text:p>
          </table:table-cell>
          <table:table-cell table:style-name="ce13" table:formula="of:=[.B35]*(-1)" office:value-type="percentage" office:value="0.0619934370309709" calcext:value-type="percentage">
            <text:p>6.20%</text:p>
          </table:table-cell>
          <table:table-cell table:style-name="ce112" table:formula="of:=([.D3]-[.D9])/[.D3]" office:value-type="float" office:value="-0.0684417982066963" calcext:value-type="float">
            <text:p>-0.068441798206696</text:p>
          </table:table-cell>
          <table:table-cell table:style-name="ce112" table:number-columns-repeated="3"/>
          <table:table-cell table:style-name="ce112" table:formula="of:=([.H3]-[.H9])/[.H3]" office:value-type="float" office:value="-0.0311000521502335" calcext:value-type="float">
            <text:p>-0.031100052150234</text:p>
          </table:table-cell>
          <table:table-cell table:style-name="ce112" table:number-columns-repeated="5"/>
          <table:table-cell table:style-name="ce112" table:formula="of:=([.N3]-[.N9])/[.N3]" office:value-type="float" office:value="-0.086438460735983" calcext:value-type="float">
            <text:p>-0.086438460735983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4" table:formula="of:=SUM([.D36:.U36])/3" office:value-type="float" office:value="-0.0651341667038552" calcext:value-type="float">
            <text:p>-0.065134166703855</text:p>
          </table:table-cell>
          <table:table-cell table:style-name="ce13" table:formula="of:=[.B36]*(-1)" office:value-type="percentage" office:value="0.0651341667038552" calcext:value-type="percentage">
            <text:p>6.51%</text:p>
          </table:table-cell>
          <table:table-cell table:style-name="ce112" table:formula="of:=([.D3]-[.D10])/[.D3]" office:value-type="float" office:value="-0.0696539609774059" calcext:value-type="float">
            <text:p>-0.069653960977406</text:p>
          </table:table-cell>
          <table:table-cell table:style-name="ce112" table:number-columns-repeated="3"/>
          <table:table-cell table:style-name="ce112" table:formula="of:=([.H3]-[.H10])/[.H3]" office:value-type="float" office:value="-0.0354768333612987" calcext:value-type="float">
            <text:p>-0.035476833361299</text:p>
          </table:table-cell>
          <table:table-cell table:style-name="ce112" table:number-columns-repeated="5"/>
          <table:table-cell table:style-name="ce112" table:formula="of:=([.N3]-[.N10])/[.N3]" office:value-type="float" office:value="-0.090271705772861" calcext:value-type="float">
            <text:p>-0.090271705772861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4" table:formula="of:=SUM([.D37:.U37])/3" office:value-type="float" office:value="-0.0632671271965886" calcext:value-type="float">
            <text:p>-0.063267127196589</text:p>
          </table:table-cell>
          <table:table-cell table:style-name="ce13" table:formula="of:=[.B37]*(-1)" office:value-type="percentage" office:value="0.0632671271965886" calcext:value-type="percentage">
            <text:p>6.33%</text:p>
          </table:table-cell>
          <table:table-cell table:style-name="ce112" table:formula="of:=([.D3]-[.D11])/[.D3]" office:value-type="float" office:value="-0.0709798529529036" calcext:value-type="float">
            <text:p>-0.070979852952904</text:p>
          </table:table-cell>
          <table:table-cell table:style-name="ce112" table:number-columns-repeated="3"/>
          <table:table-cell table:style-name="ce112" table:formula="of:=([.H3]-[.H11])/[.H3]" office:value-type="float" office:value="-0.0326419158346057" calcext:value-type="float">
            <text:p>-0.032641915834606</text:p>
          </table:table-cell>
          <table:table-cell table:style-name="ce112" table:number-columns-repeated="5"/>
          <table:table-cell table:style-name="ce112" table:formula="of:=([.N3]-[.N11])/[.N3]" office:value-type="float" office:value="-0.0861796128022563" calcext:value-type="float">
            <text:p>-0.086179612802256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4" table:formula="of:=SUM([.D38:.U38])/3" office:value-type="float" office:value="-0.0654744867970628" calcext:value-type="float">
            <text:p>-0.065474486797063</text:p>
          </table:table-cell>
          <table:table-cell table:style-name="ce13" table:formula="of:=[.B38]*(-1)" office:value-type="percentage" office:value="0.0654744867970628" calcext:value-type="percentage">
            <text:p>6.55%</text:p>
          </table:table-cell>
          <table:table-cell table:style-name="ce112" table:formula="of:=([.D3]-[.D12])/[.D3]" office:value-type="float" office:value="-0.0759090191066294" calcext:value-type="float">
            <text:p>-0.075909019106629</text:p>
          </table:table-cell>
          <table:table-cell table:style-name="ce112" table:number-columns-repeated="3"/>
          <table:table-cell table:style-name="ce112" table:formula="of:=([.H3]-[.H12])/[.H3]" office:value-type="float" office:value="-0.0355233707037933" calcext:value-type="float">
            <text:p>-0.035523370703793</text:p>
          </table:table-cell>
          <table:table-cell table:style-name="ce112" table:number-columns-repeated="5"/>
          <table:table-cell table:style-name="ce112" table:formula="of:=([.N3]-[.N12])/[.N3]" office:value-type="float" office:value="-0.0849910705807658" calcext:value-type="float">
            <text:p>-0.084991070580766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4" table:formula="of:=SUM([.D39:.U39])/3" office:value-type="float" office:value="-0.0599160787176034" calcext:value-type="float">
            <text:p>-0.059916078717604</text:p>
          </table:table-cell>
          <table:table-cell table:style-name="ce13" table:formula="of:=[.B39]*(-1)" office:value-type="percentage" office:value="0.0599160787176034" calcext:value-type="percentage">
            <text:p>5.99%</text:p>
          </table:table-cell>
          <table:table-cell table:style-name="ce112" table:formula="of:=([.D3]-[.D13])/[.D3]" office:value-type="float" office:value="-0.0614302112698818" calcext:value-type="float">
            <text:p>-0.061430211269882</text:p>
          </table:table-cell>
          <table:table-cell table:style-name="ce112" table:number-columns-repeated="3"/>
          <table:table-cell table:style-name="ce112" table:formula="of:=([.H3]-[.H13])/[.H3]" office:value-type="float" office:value="-0.0312734250935757" calcext:value-type="float">
            <text:p>-0.031273425093576</text:p>
          </table:table-cell>
          <table:table-cell table:style-name="ce112" table:number-columns-repeated="5"/>
          <table:table-cell table:style-name="ce112" table:formula="of:=([.N3]-[.N13])/[.N3]" office:value-type="float" office:value="-0.0870445997893528" calcext:value-type="float">
            <text:p>-0.087044599789353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4" table:formula="of:=SUM([.D40:.U40])/3" office:value-type="float" office:value="-0.0623108505172674" calcext:value-type="float">
            <text:p>-0.062310850517267</text:p>
          </table:table-cell>
          <table:table-cell table:style-name="ce13" table:formula="of:=[.B40]*(-1)" office:value-type="percentage" office:value="0.0623108505172674" calcext:value-type="percentage">
            <text:p>6.23%</text:p>
          </table:table-cell>
          <table:table-cell table:style-name="ce112" table:formula="of:=([.D3]-[.D14])/[.D3]" office:value-type="float" office:value="-0.069481415265263" calcext:value-type="float">
            <text:p>-0.069481415265263</text:p>
          </table:table-cell>
          <table:table-cell table:style-name="ce112" table:number-columns-repeated="3"/>
          <table:table-cell table:style-name="ce112" table:formula="of:=([.H3]-[.H14])/[.H3]" office:value-type="float" office:value="-0.0346149327882461" calcext:value-type="float">
            <text:p>-0.034614932788246</text:p>
          </table:table-cell>
          <table:table-cell table:style-name="ce112" table:number-columns-repeated="5"/>
          <table:table-cell table:style-name="ce112" table:formula="of:=([.N3]-[.N14])/[.N3]" office:value-type="float" office:value="-0.082836203498293" calcext:value-type="float">
            <text:p>-0.082836203498293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4" table:formula="of:=SUM([.D41:.U41])/3" office:value-type="float" office:value="-0.0607394376255641" calcext:value-type="float">
            <text:p>-0.060739437625564</text:p>
          </table:table-cell>
          <table:table-cell table:style-name="ce13" table:formula="of:=[.B41]*(-1)" office:value-type="percentage" office:value="0.0607394376255641" calcext:value-type="percentage">
            <text:p>6.07%</text:p>
          </table:table-cell>
          <table:table-cell table:style-name="ce112" table:formula="of:=([.D3]-[.D15])/[.D3]" office:value-type="float" office:value="-0.0720454967040152" calcext:value-type="float">
            <text:p>-0.072045496704015</text:p>
          </table:table-cell>
          <table:table-cell table:style-name="ce112" table:number-columns-repeated="3"/>
          <table:table-cell table:style-name="ce112" table:formula="of:=([.H3]-[.H15])/[.H3]" office:value-type="float" office:value="-0.0319072261675299" calcext:value-type="float">
            <text:p>-0.03190722616753</text:p>
          </table:table-cell>
          <table:table-cell table:style-name="ce112" table:number-columns-repeated="5"/>
          <table:table-cell table:style-name="ce112" table:formula="of:=([.N3]-[.N15])/[.N3]" office:value-type="float" office:value="-0.0782655900051473" calcext:value-type="float">
            <text:p>-0.078265590005147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4" table:formula="of:=SUM([.D42:.U42])/3" office:value-type="float" office:value="-0.0599160787176034" calcext:value-type="float">
            <text:p>-0.059916078717604</text:p>
          </table:table-cell>
          <table:table-cell table:style-name="ce13" table:formula="of:=[.B42]*(-1)" office:value-type="percentage" office:value="0.0599160787176034" calcext:value-type="percentage">
            <text:p>5.99%</text:p>
          </table:table-cell>
          <table:table-cell table:style-name="ce112" table:formula="of:=([.D3]-[.D16])/[.D3]" office:value-type="float" office:value="-0.0614302112698818" calcext:value-type="float">
            <text:p>-0.061430211269882</text:p>
          </table:table-cell>
          <table:table-cell table:style-name="ce112" table:number-columns-repeated="3"/>
          <table:table-cell table:style-name="ce112" table:formula="of:=([.H3]-[.H16])/[.H3]" office:value-type="float" office:value="-0.0312734250935757" calcext:value-type="float">
            <text:p>-0.031273425093576</text:p>
          </table:table-cell>
          <table:table-cell table:style-name="ce112" table:number-columns-repeated="5"/>
          <table:table-cell table:style-name="ce112" table:formula="of:=([.N3]-[.N16])/[.N3]" office:value-type="float" office:value="-0.0870445997893528" calcext:value-type="float">
            <text:p>-0.087044599789353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4" table:formula="of:=SUM([.D43:.U43])/3" office:value-type="float" office:value="-0.0615466654351211" calcext:value-type="float">
            <text:p>-0.061546665435121</text:p>
          </table:table-cell>
          <table:table-cell table:style-name="ce13" table:formula="of:=[.B43]*(-1)" office:value-type="percentage" office:value="0.0615466654351211" calcext:value-type="percentage">
            <text:p>6.15%</text:p>
          </table:table-cell>
          <table:table-cell table:style-name="ce112" table:formula="of:=([.D3]-[.D17])/[.D3]" office:value-type="float" office:value="-0.069481415265263" calcext:value-type="float">
            <text:p>-0.069481415265263</text:p>
          </table:table-cell>
          <table:table-cell table:style-name="ce112" table:number-columns-repeated="3"/>
          <table:table-cell table:style-name="ce112" table:formula="of:=([.H3]-[.H17])/[.H3]" office:value-type="float" office:value="-0.0346149327882461" calcext:value-type="float">
            <text:p>-0.034614932788246</text:p>
          </table:table-cell>
          <table:table-cell table:style-name="ce112" table:number-columns-repeated="5"/>
          <table:table-cell table:style-name="ce112" table:formula="of:=([.N3]-[.N17])/[.N3]" office:value-type="float" office:value="-0.0805436482518543" calcext:value-type="float">
            <text:p>-0.080543648251854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4" table:formula="of:=SUM([.D44:.U44])/3" office:value-type="float" office:value="-0.0605743385724014" calcext:value-type="float">
            <text:p>-0.060574338572401</text:p>
          </table:table-cell>
          <table:table-cell table:style-name="ce13" table:formula="of:=[.B44]*(-1)" office:value-type="percentage" office:value="0.0605743385724014" calcext:value-type="percentage">
            <text:p>6.06%</text:p>
          </table:table-cell>
          <table:table-cell table:style-name="ce112" table:formula="of:=([.D3]-[.D18])/[.D3]" office:value-type="float" office:value="-0.0720454967040152" calcext:value-type="float">
            <text:p>-0.072045496704015</text:p>
          </table:table-cell>
          <table:table-cell table:style-name="ce112" table:number-columns-repeated="3"/>
          <table:table-cell table:style-name="ce112" table:formula="of:=([.H3]-[.H18])/[.H3]" office:value-type="float" office:value="-0.0319072261675299" calcext:value-type="float">
            <text:p>-0.03190722616753</text:p>
          </table:table-cell>
          <table:table-cell table:style-name="ce112" table:number-columns-repeated="5"/>
          <table:table-cell table:style-name="ce112" table:formula="of:=([.N3]-[.N18])/[.N3]" office:value-type="float" office:value="-0.0777702928456591" calcext:value-type="float">
            <text:p>-0.077770292845659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 table:number-rows-repeated="2">
          <table:table-cell table:style-name="ce6" table:number-columns-repeated="54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E(h)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2" table:formula="of:=[.C33]" office:value-type="percentage" office:value="0.0642467090306009" calcext:value-type="percentage">
            <text:p>6.42%</text:p>
          </table:table-cell>
          <table:table-cell table:style-name="ce12" table:formula="of:=[.C20]" office:value-type="percentage" office:value="0.0107909553462217" calcext:value-type="percentage">
            <text:p>1.08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2" table:formula="of:=[.C34]" office:value-type="percentage" office:value="0.0596776946809438" calcext:value-type="percentage">
            <text:p>5.97%</text:p>
          </table:table-cell>
          <table:table-cell table:style-name="ce12" table:formula="of:=[.C21]" office:value-type="percentage" office:value="0.0118249970899318" calcext:value-type="percentage">
            <text:p>1.18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2" table:formula="of:=[.C35]" office:value-type="percentage" office:value="0.0619934370309709" calcext:value-type="percentage">
            <text:p>6.20%</text:p>
          </table:table-cell>
          <table:table-cell table:style-name="ce12" table:formula="of:=[.C22]" office:value-type="percentage" office:value="0.0133672464881775" calcext:value-type="percentage">
            <text:p>1.34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2" table:formula="of:=[.C36]" office:value-type="percentage" office:value="0.0651341667038552" calcext:value-type="percentage">
            <text:p>6.51%</text:p>
          </table:table-cell>
          <table:table-cell table:style-name="ce12" table:formula="of:=[.C23]" office:value-type="percentage" office:value="0.00994838006481872" calcext:value-type="percentage">
            <text:p>0.99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2" table:formula="of:=[.C37]" office:value-type="percentage" office:value="0.0632671271965886" calcext:value-type="percentage">
            <text:p>6.33%</text:p>
          </table:table-cell>
          <table:table-cell table:style-name="ce12" table:formula="of:=[.C24]" office:value-type="percentage" office:value="0.0103549873111257" calcext:value-type="percentage">
            <text:p>1.04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2" table:formula="of:=[.C38]" office:value-type="percentage" office:value="0.0654744867970628" calcext:value-type="percentage">
            <text:p>6.55%</text:p>
          </table:table-cell>
          <table:table-cell table:style-name="ce12" table:formula="of:=[.C25]" office:value-type="percentage" office:value="0.0113821404277209" calcext:value-type="percentage">
            <text:p>1.14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2" table:formula="of:=[.C39]" office:value-type="percentage" office:value="0.0599160787176034" calcext:value-type="percentage">
            <text:p>5.99%</text:p>
          </table:table-cell>
          <table:table-cell table:style-name="ce12" table:formula="of:=[.C26]" office:value-type="percentage" office:value="0.0127260710952991" calcext:value-type="percentage">
            <text:p>1.27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2" table:formula="of:=[.C40]" office:value-type="percentage" office:value="0.0623108505172674" calcext:value-type="percentage">
            <text:p>6.23%</text:p>
          </table:table-cell>
          <table:table-cell table:style-name="ce12" table:formula="of:=[.C27]" office:value-type="percentage" office:value="0.0131922776667453" calcext:value-type="percentage">
            <text:p>1.32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41]" office:value-type="percentage" office:value="0.0607394376255641" calcext:value-type="percentage">
            <text:p>6.07%</text:p>
          </table:table-cell>
          <table:table-cell table:style-name="ce12" table:formula="of:=[.C28]" office:value-type="percentage" office:value="0.0141952014552568" calcext:value-type="percentage">
            <text:p>1.42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2" table:formula="of:=[.C42]" office:value-type="percentage" office:value="0.0599160787176034" calcext:value-type="percentage">
            <text:p>5.99%</text:p>
          </table:table-cell>
          <table:table-cell table:style-name="ce12" table:formula="of:=[.C29]" office:value-type="percentage" office:value="0.0126671828572861" calcext:value-type="percentage">
            <text:p>1.27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2" table:formula="of:=[.C43]" office:value-type="percentage" office:value="0.0615466654351211" calcext:value-type="percentage">
            <text:p>6.15%</text:p>
          </table:table-cell>
          <table:table-cell table:style-name="ce12" table:formula="of:=[.C30]" office:value-type="percentage" office:value="0.0130799245825981" calcext:value-type="percentage">
            <text:p>1.31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2" table:formula="of:=[.C44]" office:value-type="percentage" office:value="0.0605743385724014" calcext:value-type="percentage">
            <text:p>6.06%</text:p>
          </table:table-cell>
          <table:table-cell table:style-name="ce12" table:formula="of:=[.C31]" office:value-type="percentage" office:value="0.0142097655282835" calcext:value-type="percentage">
            <text:p>1.42%</text:p>
          </table:table-cell>
          <table:table-cell table:style-name="ce6" table:number-columns-repeated="51"/>
          <table:table-cell table:number-columns-repeated="6"/>
        </table:table-row>
        <table:table-row table:style-name="ro5" table:number-rows-repeated="11">
          <table:table-cell table:style-name="ce6" table:number-columns-repeated="54"/>
          <table:table-cell table:number-columns-repeated="6"/>
        </table:table-row>
        <table:table-row table:style-name="ro5" table:number-rows-repeated="1048505">
          <table:table-cell table:number-columns-repeated="60"/>
        </table:table-row>
        <table:table-row table:style-name="ro5">
          <table:table-cell table:number-columns-repeated="60"/>
        </table:table-row>
      </table:table>
      <table:table table:name="Sheet2" table:style-name="ta1">
        <table:table-column table:style-name="co18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4"/>
        </table:table-row>
        <table:table-row table:style-name="ro5">
          <table:table-cell table:number-columns-repeated="4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0:24:44.774481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17T10:24:59.420808372</dc:date>
    <meta:editing-duration>P2DT11H30M50S</meta:editing-duration>
    <meta:editing-cycles>92</meta:editing-cycles>
    <meta:generator>LibreOffice/6.4.2.2$MacOSX_X86_64 LibreOffice_project/4e471d8c02c9c90f512f7f9ead8875b57fcb1ec3</meta:generator>
    <meta:document-statistic meta:table-count="2" meta:cell-count="603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bb6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B59" chart:data-source-has-labels="column" svg:x="2.077cm" svg:y="0.345cm" svg:width="18.635cm" svg:height="14.98cm">
          <chartooo:coordinate-region svg:x="3.777cm" svg:y="0.645cm" svg:width="16.935cm" svg:height="10.917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2cm" chart:style-name="ch6">
              <text:p>E(opt)</text:p>
            </chart:title>
            <chart:grid chart:style-name="ch7" chart:class="major"/>
          </chart:axis>
          <chart:series chart:style-name="ch8" chart:values-cell-range-address="RESULTS.B48:RESULTS.B59" chart:class="chart:bar">
            <chart:data-point chart:style-name="ch9" chart:repeated="6"/>
            <chart:data-point chart:style-name="ch10" chart:repeated="2"/>
            <chart:data-point chart:style-name="ch11"/>
            <chart:data-point chart:style-name="ch10" chart:repeated="2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642467090306009">
                <text:p>0.0642467090306009</text:p>
                <draw:g>
                  <svg:desc>RESULTS.B48:RESULTS.B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596776946809438">
                <text:p>0.0596776946809438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619934370309709">
                <text:p>0.0619934370309709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651341667038552">
                <text:p>0.0651341667038552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632671271965886">
                <text:p>0.0632671271965886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654744867970628">
                <text:p>0.0654744867970628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599160787176034">
                <text:p>0.0599160787176034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623108505172674">
                <text:p>0.0623108505172674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607394376255641">
                <text:p>0.0607394376255641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599160787176034">
                <text:p>0.0599160787176034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615466654351211">
                <text:p>0.0615466654351211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605743385724014">
                <text:p>0.0605743385724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ffe994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A59 RESULTS.C48:RESULTS.C59" chart:data-source-has-labels="column" svg:x="2.077cm" svg:y="0.345cm" svg:width="18.635cm" svg:height="14.98cm">
          <chartooo:coordinate-region svg:x="3.777cm" svg:y="0.646cm" svg:width="16.935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8cm" chart:style-name="ch6">
              <text:p>I(h)</text:p>
            </chart:title>
            <chart:grid chart:style-name="ch7" chart:class="major"/>
          </chart:axis>
          <chart:series chart:style-name="ch8" chart:values-cell-range-address="RESULTS.C48:RESULTS.C59" chart:class="chart:bar">
            <chart:data-point chart:repeated="2"/>
            <chart:data-point chart:style-name="ch9"/>
            <chart:data-point chart:style-name="ch10"/>
            <chart:data-point chart:repeated="2"/>
            <chart:data-point chart:style-name="ch11"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107909553462217">
                <text:p>0.0107909553462217</text:p>
                <draw:g>
                  <svg:desc>RESULTS.C48:RESULTS.C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118249970899318">
                <text:p>0.0118249970899318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133672464881775">
                <text:p>0.0133672464881775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0994838006481872">
                <text:p>0.00994838006481872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103549873111257">
                <text:p>0.0103549873111257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113821404277209">
                <text:p>0.0113821404277209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127260710952991">
                <text:p>0.0127260710952991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131922776667453">
                <text:p>0.0131922776667453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141952014552568">
                <text:p>0.0141952014552568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126671828572861">
                <text:p>0.0126671828572861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130799245825981">
                <text:p>0.0130799245825981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142097655282835">
                <text:p>0.01420976552828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